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8000000064021F8FFF8E0B9AB.gif" manifest:media-type="image/gif"/>
  <manifest:file-entry manifest:full-path="Pictures/100002000000000500000005AAE991A5156EB2D3.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2.582cm" table:align="left"/>
    </style:style>
    <style:style style:name="Tabela1.A" style:family="table-column">
      <style:table-column-properties style:column-width="2.582cm"/>
    </style:style>
    <style:style style:name="Tabela1.A1" style:family="table-cell">
      <style:table-cell-properties style:vertical-align="middle" fo:padding="0.049cm" fo:border="none"/>
    </style:style>
    <style:style style:name="Tabela2" style:family="table">
      <style:table-properties style:width="14.31cm" table:align="left"/>
    </style:style>
    <style:style style:name="Tabela2.A" style:family="table-column">
      <style:table-column-properties style:column-width="2.528cm"/>
    </style:style>
    <style:style style:name="Tabela2.C" style:family="table-column">
      <style:table-column-properties style:column-width="2.893cm"/>
    </style:style>
    <style:style style:name="Tabela2.D" style:family="table-column">
      <style:table-column-properties style:column-width="1.33cm"/>
    </style:style>
    <style:style style:name="Tabela2.E" style:family="table-column">
      <style:table-column-properties style:column-width="1.214cm"/>
    </style:style>
    <style:style style:name="Tabela2.F" style:family="table-column">
      <style:table-column-properties style:column-width="1.801cm"/>
    </style:style>
    <style:style style:name="Tabela2.G" style:family="table-column">
      <style:table-column-properties style:column-width="0.755cm"/>
    </style:style>
    <style:style style:name="Tabela2.H" style:family="table-column">
      <style:table-column-properties style:column-width="1.263cm"/>
    </style:style>
    <style:style style:name="Tabela2.A1" style:family="table-cell">
      <style:table-cell-properties style:vertical-align="middle" fo:padding="0.049cm" fo:border="none"/>
    </style:style>
    <style:style style:name="Tabela3" style:family="table">
      <style:table-properties style:width="2.265cm" table:align="left"/>
    </style:style>
    <style:style style:name="Tabela3.A" style:family="table-column">
      <style:table-column-properties style:column-width="2.265cm"/>
    </style:style>
    <style:style style:name="Tabela3.A1" style:family="table-cell">
      <style:table-cell-properties style:vertical-align="middle" fo:padding="0.049cm" fo:border="none"/>
    </style:style>
    <style:style style:name="Tabela4" style:family="table">
      <style:table-properties style:width="18.667cm" table:align="left"/>
    </style:style>
    <style:style style:name="Tabela4.A" style:family="table-column">
      <style:table-column-properties style:column-width="1.104cm"/>
    </style:style>
    <style:style style:name="Tabela4.B" style:family="table-column">
      <style:table-column-properties style:column-width="1.367cm"/>
    </style:style>
    <style:style style:name="Tabela4.C" style:family="table-column">
      <style:table-column-properties style:column-width="0.885cm"/>
    </style:style>
    <style:style style:name="Tabela4.D" style:family="table-column">
      <style:table-column-properties style:column-width="1.526cm"/>
    </style:style>
    <style:style style:name="Tabela4.E" style:family="table-column">
      <style:table-column-properties style:column-width="1.82cm"/>
    </style:style>
    <style:style style:name="Tabela4.F" style:family="table-column">
      <style:table-column-properties style:column-width="1.819cm"/>
    </style:style>
    <style:style style:name="Tabela4.G" style:family="table-column">
      <style:table-column-properties style:column-width="1.838cm"/>
    </style:style>
    <style:style style:name="Tabela4.H" style:family="table-column">
      <style:table-column-properties style:column-width="1.478cm"/>
    </style:style>
    <style:style style:name="Tabela4.I" style:family="table-column">
      <style:table-column-properties style:column-width="1.773cm"/>
    </style:style>
    <style:style style:name="Tabela4.K" style:family="table-column">
      <style:table-column-properties style:column-width="1.79cm"/>
    </style:style>
    <style:style style:name="Tabela4.L" style:family="table-column">
      <style:table-column-properties style:column-width="1.494cm"/>
    </style:style>
    <style:style style:name="Tabela4.A1" style:family="table-cell">
      <style:table-cell-properties style:vertical-align="middle" fo:padding="0.049cm" fo:border="none"/>
    </style:style>
    <style:style style:name="Tabela5" style:family="table">
      <style:table-properties style:width="2.506cm" table:align="left"/>
    </style:style>
    <style:style style:name="Tabela5.A" style:family="table-column">
      <style:table-column-properties style:column-width="2.506cm"/>
    </style:style>
    <style:style style:name="Tabela5.A1" style:family="table-cell">
      <style:table-cell-properties style:vertical-align="middle" fo:padding="0.049cm" fo:border="none"/>
    </style:style>
    <style:style style:name="Tabela6" style:family="table">
      <style:table-properties style:width="2.794cm" table:align="left"/>
    </style:style>
    <style:style style:name="Tabela6.A" style:family="table-column">
      <style:table-column-properties style:column-width="2.794cm"/>
    </style:style>
    <style:style style:name="Tabela6.A1" style:family="table-cell">
      <style:table-cell-properties style:vertical-align="middle" fo:padding="0.049cm" fo:border="none"/>
    </style:style>
    <style:style style:name="Tabela7" style:family="table">
      <style:table-properties style:width="17cm" table:align="left"/>
    </style:style>
    <style:style style:name="Tabela7.A" style:family="table-column">
      <style:table-column-properties style:column-width="1.302cm"/>
    </style:style>
    <style:style style:name="Tabela7.B" style:family="table-column">
      <style:table-column-properties style:column-width="1.715cm"/>
    </style:style>
    <style:style style:name="Tabela7.C" style:family="table-column">
      <style:table-column-properties style:column-width="1.739cm"/>
    </style:style>
    <style:style style:name="Tabela7.D" style:family="table-column">
      <style:table-column-properties style:column-width="4.295cm"/>
    </style:style>
    <style:style style:name="Tabela7.E" style:family="table-column">
      <style:table-column-properties style:column-width="4.808cm"/>
    </style:style>
    <style:style style:name="Tabela7.F" style:family="table-column">
      <style:table-column-properties style:column-width="3.141cm"/>
    </style:style>
    <style:style style:name="Tabela7.A1" style:family="table-cell">
      <style:table-cell-properties style:vertical-align="middle" fo:padding="0.049cm" fo:border="none"/>
    </style:style>
    <style:style style:name="Tabela8" style:family="table">
      <style:table-properties style:width="17cm" table:align="left"/>
    </style:style>
    <style:style style:name="Tabela8.A" style:family="table-column">
      <style:table-column-properties style:column-width="3.256cm"/>
    </style:style>
    <style:style style:name="Tabela8.B" style:family="table-column">
      <style:table-column-properties style:column-width="13.744cm"/>
    </style:style>
    <style:style style:name="Tabela8.A1" style:family="table-cell">
      <style:table-cell-properties style:vertical-align="middle" fo:padding="0.049cm" fo:border="none"/>
    </style:style>
    <style:style style:name="Tabela9" style:family="table">
      <style:table-properties style:width="3.029cm" table:align="left"/>
    </style:style>
    <style:style style:name="Tabela9.A" style:family="table-column">
      <style:table-column-properties style:column-width="3.029cm"/>
    </style:style>
    <style:style style:name="Tabela9.A1" style:family="table-cell">
      <style:table-cell-properties style:vertical-align="middle" fo:padding="0.049cm" fo:border="none"/>
    </style:style>
    <style:style style:name="Tabela10" style:family="table">
      <style:table-properties style:width="17cm" table:align="left"/>
    </style:style>
    <style:style style:name="Tabela10.A" style:family="table-column">
      <style:table-column-properties style:column-width="1.21cm"/>
    </style:style>
    <style:style style:name="Tabela10.B" style:family="table-column">
      <style:table-column-properties style:column-width="1.623cm"/>
    </style:style>
    <style:style style:name="Tabela10.C" style:family="table-column">
      <style:table-column-properties style:column-width="1.647cm"/>
    </style:style>
    <style:style style:name="Tabela10.D" style:family="table-column">
      <style:table-column-properties style:column-width="4.203cm"/>
    </style:style>
    <style:style style:name="Tabela10.E" style:family="table-column">
      <style:table-column-properties style:column-width="2.491cm"/>
    </style:style>
    <style:style style:name="Tabela10.F" style:family="table-column">
      <style:table-column-properties style:column-width="3.094cm"/>
    </style:style>
    <style:style style:name="Tabela10.G" style:family="table-column">
      <style:table-column-properties style:column-width="1.298cm"/>
    </style:style>
    <style:style style:name="Tabela10.H" style:family="table-column">
      <style:table-column-properties style:column-width="1.434cm"/>
    </style:style>
    <style:style style:name="Tabela10.A1" style:family="table-cell">
      <style:table-cell-properties style:vertical-align="middle" fo:padding="0.049cm" fo:border="none"/>
    </style:style>
    <style:style style:name="Tabela11" style:family="table">
      <style:table-properties style:width="2.408cm" table:align="left"/>
    </style:style>
    <style:style style:name="Tabela11.A" style:family="table-column">
      <style:table-column-properties style:column-width="2.408cm"/>
    </style:style>
    <style:style style:name="Tabela11.A1" style:family="table-cell">
      <style:table-cell-properties style:vertical-align="middle" fo:padding="0.049cm" fo:border="none"/>
    </style:style>
    <style:style style:name="Tabela12" style:family="table">
      <style:table-properties style:width="13.231cm" table:align="left"/>
    </style:style>
    <style:style style:name="Tabela12.A" style:family="table-column">
      <style:table-column-properties style:column-width="1.304cm"/>
    </style:style>
    <style:style style:name="Tabela12.B" style:family="table-column">
      <style:table-column-properties style:column-width="1.716cm"/>
    </style:style>
    <style:style style:name="Tabela12.C" style:family="table-column">
      <style:table-column-properties style:column-width="1.741cm"/>
    </style:style>
    <style:style style:name="Tabela12.D" style:family="table-column">
      <style:table-column-properties style:column-width="3.244cm"/>
    </style:style>
    <style:style style:name="Tabela12.E" style:family="table-column">
      <style:table-column-properties style:column-width="3.39cm"/>
    </style:style>
    <style:style style:name="Tabela12.F" style:family="table-column">
      <style:table-column-properties style:column-width="1.836cm"/>
    </style:style>
    <style:style style:name="Tabela12.A1" style:family="table-cell">
      <style:table-cell-properties style:vertical-align="middle" fo:padding="0.049cm" fo:border="none"/>
    </style:style>
    <style:style style:name="Tabela13" style:family="table">
      <style:table-properties style:width="2.397cm" table:align="left"/>
    </style:style>
    <style:style style:name="Tabela13.A" style:family="table-column">
      <style:table-column-properties style:column-width="2.397cm"/>
    </style:style>
    <style:style style:name="Tabela13.A1" style:family="table-cell">
      <style:table-cell-properties style:vertical-align="middle" fo:padding="0.049cm" fo:border="none"/>
    </style:style>
    <style:style style:name="Tabela14" style:family="table">
      <style:table-properties style:width="17cm" table:align="left"/>
    </style:style>
    <style:style style:name="Tabela14.A" style:family="table-column">
      <style:table-column-properties style:column-width="2.013cm"/>
    </style:style>
    <style:style style:name="Tabela14.B" style:family="table-column">
      <style:table-column-properties style:column-width="14.988cm"/>
    </style:style>
    <style:style style:name="Tabela14.A1" style:family="table-cell">
      <style:table-cell-properties fo:padding="0.265cm" fo:border-left="0.75pt solid #808080" fo:border-right="none" fo:border-top="0.75pt solid #808080" fo:border-bottom="0.05pt solid #808080"/>
    </style:style>
    <style:style style:name="Tabela14.B1" style:family="table-cell">
      <style:table-cell-properties fo:padding="0.265cm" fo:border-left="0.05pt solid #808080" fo:border-right="0.75pt solid #808080" fo:border-top="0.75pt solid #808080" fo:border-bottom="0.05pt solid #808080"/>
    </style:style>
    <style:style style:name="Tabela14.A2" style:family="table-cell">
      <style:table-cell-properties fo:padding="0.265cm" fo:border-left="0.75pt solid #808080" fo:border-right="none" fo:border-top="none" fo:border-bottom="0.05pt solid #808080"/>
    </style:style>
    <style:style style:name="Tabela14.B2" style:family="table-cell">
      <style:table-cell-properties fo:padding="0.265cm" fo:border-left="0.05pt solid #808080" fo:border-right="0.75pt solid #808080" fo:border-top="none" fo:border-bottom="0.05pt solid #808080"/>
    </style:style>
    <style:style style:name="Tabela14.A8" style:family="table-cell">
      <style:table-cell-properties fo:padding="0.265cm" fo:border-left="0.75pt solid #808080" fo:border-right="none" fo:border-top="none" fo:border-bottom="0.75pt solid #808080"/>
    </style:style>
    <style:style style:name="Tabela14.B8" style:family="table-cell">
      <style:table-cell-properties fo:padding="0.265cm" fo:border-left="0.05pt solid #808080" fo:border-right="0.75pt solid #808080" fo:border-top="none" fo:border-bottom="0.75pt solid #808080"/>
    </style:style>
    <style:style style:name="P1" style:family="paragraph" style:parent-style-name="Table_20_Contents">
      <style:paragraph-properties fo:margin-top="0cm" fo:margin-bottom="0.499cm" loext:contextual-spacing="false"/>
    </style:style>
    <style:style style:name="P2" style:family="paragraph" style:parent-style-name="Preformatted_20_Text">
      <style:paragraph-properties fo:margin-top="0cm" fo:margin-bottom="0.499cm" loext:contextual-spacing="false"/>
    </style:style>
    <style:style style:name="P3" style:family="paragraph" style:parent-style-name="Text_20_body">
      <style:paragraph-properties fo:margin-top="0cm" fo:margin-bottom="0cm" loext:contextual-spacing="false"/>
    </style:style>
    <style:style style:name="P4" style:family="paragraph" style:parent-style-name="Text_20_body">
      <style:paragraph-properties fo:break-before="page"/>
    </style:style>
    <style:style style:name="P5" style:family="paragraph" style:parent-style-name="Heading_20_3">
      <style:paragraph-properties fo:break-before="page"/>
    </style:style>
    <style:style style:name="P6" style:family="paragraph" style:parent-style-name="Heading_20_1">
      <style:paragraph-properties fo:break-before="page"/>
    </style:style>
    <style:style style:name="P7" style:family="paragraph" style:parent-style-name="Table_20_Contents">
      <style:text-properties fo:font-weight="bold"/>
    </style:style>
    <style:style style:name="P8" style:family="paragraph" style:parent-style-name="Table_20_Contents">
      <style:text-properties fo:font-style="italic"/>
    </style:style>
    <style:style style:name="P9" style:family="paragraph" style:parent-style-name="Standard">
      <style:paragraph-properties fo:margin-top="0cm" fo:margin-bottom="0.499cm" loext:contextual-spacing="false"/>
    </style:style>
    <style:style style:name="P10" style:family="paragraph" style:parent-style-name="Standard">
      <style:paragraph-properties fo:margin-top="0cm" fo:margin-bottom="0.499cm" loext:contextual-spacing="false" fo:break-before="page"/>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paragraph-properties fo:margin-top="0cm" fo:margin-bottom="0cm" loext:contextual-spacing="false"/>
    </style:style>
    <style:style style:name="P14" style:family="paragraph" style:parent-style-name="Text_20_body" style:list-style-name="L1">
      <style:paragraph-properties fo:margin-top="0cm" fo:margin-bottom="0cm" loext:contextual-spacing="false"/>
    </style:style>
    <style:style style:name="P15" style:family="paragraph" style:parent-style-name="Heading_20_1">
      <style:paragraph-properties fo:margin-top="0cm" fo:margin-bottom="0.499cm" loext:contextual-spacing="false"/>
    </style:style>
    <style:style style:name="P16" style:family="paragraph" style:parent-style-name="Heading_20_1">
      <style:paragraph-properties fo:break-before="page"/>
    </style:style>
    <style:style style:name="P17" style:family="paragraph" style:parent-style-name="Preformatted_20_Text">
      <style:text-properties fo:font-size="7.5pt"/>
    </style:style>
    <style:style style:name="P18" style:family="paragraph" style:parent-style-name="Preformatted_20_Text">
      <style:paragraph-properties fo:margin-top="0cm" fo:margin-bottom="0.499cm" loext:contextual-spacing="false"/>
    </style:style>
    <style:style style:name="T1" style:family="text">
      <style:text-properties fo:font-style="italic"/>
    </style:style>
    <style:style style:name="T2"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Netstat a fundo (parte 1)</text:h>
      <text:p text:style-name="Text_20_body">Autor: Thiago Rodrigues &lt;thirosantos at gmail.com&gt;<text:line-break/>Data: 03/11/2008 </text:p>
      <text:h text:style-name="Heading_20_1" text:outline-level="1">O comando netstat</text:h>
      <text:p text:style-name="Text_20_body"/>
      <text:p text:style-name="Text_20_body">Bem, <text:line-break/><text:line-break/>Vejo muito amigos e até eu mesmo usando o comando <text:span text:style-name="Emphasis">netstat</text:span> para ver as conexões que um determinado host está abrindo com o mundo e vice e versa, porém poucos parâmetros desse comando são utilizados. <text:line-break/><text:line-break/>Vou exibir novos artigos falando em específico da tratativa de algumas saídas do netstat, principalmente a de rotas e a de interfaces, onde podemos pegar muitos indícios de erro. <text:line-break/><text:line-break/>Vou tentar ser o mais objetivo possível e espero ajudar o máximo: <text:line-break/><text:line-break/><text:span text:style-name="T2"># netstat -a</text:span> <text:line-break/><text:line-break/>Mostra todas as conexões do computador, incluindo todos os protocolos e sockets (TCP, UDP, RAW). </text:p>
      <text:p text:style-name="P17">Conexões internet ativas (servidores e estabelecidas)</text:p>
      <text:p text:style-name="Preformatted_20_Text"/>
      <text:p text:style-name="P17">Proto Recv-Q Send-Q Endereço Local <text:s text:c="9"/>Endereço Remoto <text:s text:c="8"/>Estado</text:p>
      <text:p text:style-name="P17">tcp <text:s text:c="7"/>0 <text:s text:c="5"/>0 *:10050 <text:s text:c="16"/>*:* <text:s text:c="20"/>OU</text:p>
      <text:p text:style-name="P17">tcp <text:s text:c="7"/>0 <text:s text:c="5"/>0 localhost:mysql <text:s text:c="8"/>*:* <text:s text:c="20"/>OU</text:p>
      <text:p text:style-name="P17">tcp <text:s text:c="7"/>0 <text:s text:c="5"/>0 localhost:submission <text:s text:c="3"/>*:* <text:s text:c="20"/>OU</text:p>
      <text:p text:style-name="P17">tcp <text:s text:c="7"/>0 <text:s text:c="5"/>0 *:netbios-ssn <text:s text:c="10"/>*:* <text:s text:c="20"/>OU</text:p>
      <text:p text:style-name="P17">tcp <text:s text:c="7"/>0 <text:s text:c="5"/>0 *:pop3 <text:s text:c="17"/>*:* <text:s text:c="20"/>OU</text:p>
      <text:p text:style-name="P17">tcp <text:s text:c="7"/>0 <text:s text:c="5"/>0 *:www <text:s text:c="18"/>*:* <text:s text:c="20"/>OU</text:p>
      <text:p text:style-name="P17">tcp <text:s text:c="7"/>0 <text:s text:c="5"/>0 *:ftp <text:s text:c="18"/>*:* <text:s text:c="20"/>OU</text:p>
      <text:p text:style-name="P17">tcp6 <text:s text:c="6"/>0 <text:s text:c="5"/>0 [::]:ssh <text:s text:c="15"/>[::]:* <text:s text:c="17"/>OU</text:p>
      <text:p text:style-name="P17">tcp6 <text:s text:c="6"/>0 <text:s text:c="3"/>132 teste.com.br:ssh <text:s text:c="3"/>adsl.com.br:4714 <text:s text:c="2"/>ESTABELECIDA</text:p>
      <text:p text:style-name="P17">tcp6 <text:s text:c="6"/>0 <text:s/>11844 teste.com.br:ssh <text:s text:c="3"/>adsl.com.br:2288 <text:s text:c="2"/>ESTABELECIDA</text:p>
      <text:p text:style-name="P17">udp <text:s text:c="7"/>0 <text:s text:c="5"/>0 volvo.nti.uf:netbios-ns *:*</text:p>
      <text:p text:style-name="P17">udp <text:s text:c="7"/>0 <text:s text:c="5"/>0 *:netbios-ns <text:s text:c="11"/>*:*</text:p>
      <text:p text:style-name="P17">udp <text:s text:c="7"/>0 <text:s text:c="5"/>0 volvo.nti.u:netbios-dgm *:*</text:p>
      <text:p text:style-name="P17">udp <text:s text:c="7"/>0 <text:s text:c="5"/>0 *:netbios-dgm <text:s text:c="10"/>*:*</text:p>
      <text:p text:style-name="P17">udp <text:s text:c="7"/>0 <text:s text:c="5"/>0 *:46237 <text:s text:c="16"/>*:*</text:p>
      <text:p text:style-name="P17">udp <text:s text:c="7"/>0 <text:s text:c="5"/>0 localhost:snmp <text:s text:c="9"/>*:*</text:p>
      <text:p text:style-name="P17">udp <text:s text:c="7"/>0 <text:s text:c="5"/>0 *:718 <text:s text:c="18"/>*:*</text:p>
      <text:p text:style-name="P17">udp <text:s text:c="7"/>0 <text:s text:c="5"/>0 *:mdns <text:s text:c="17"/>*:*</text:p>
      <text:p text:style-name="P17">udp <text:s text:c="7"/>0 <text:s text:c="5"/>0 *:sunrpc <text:s text:c="15"/>*:*</text:p>
      <text:p text:style-name="P17">udp <text:s text:c="7"/>0 <text:s text:c="5"/>0 *:35573 <text:s text:c="16"/>*:*</text:p>
      <text:p text:style-name="P17">Domain sockets UNIX ativos (servidores e estabelecidas)</text:p>
      <text:p text:style-name="P17">Proto RefCnt Flags <text:s text:c="6"/>Type <text:s text:c="6"/>State <text:s text:c="8"/>I-Node <text:s text:c="2"/>Caminho</text:p>
      <text:p text:style-name="P17">unix <text:s/>2 <text:s text:c="5"/>[ ACC ] <text:s text:c="4"/>STREAM <text:s text:c="4"/>OUVINDO <text:s text:c="6"/>14901 <text:s text:c="3"/>@ISCSIADM_ABSTRACT_NAMESPACE</text:p>
      <text:p text:style-name="P17">unix <text:s/>2 <text:s text:c="5"/>[ ACC ] <text:s text:c="4"/>STREAM <text:s text:c="4"/>OUVINDO <text:s text:c="6"/>17267 <text:s text:c="3"/>@/var/run/dbus-z0P4AMwzz6</text:p>
      <text:p text:style-name="P17">unix <text:s/>2 <text:s text:c="5"/>[ ACC ] <text:s text:c="4"/>STREAM <text:s text:c="4"/>OUVINDO <text:s text:c="6"/>17462 <text:s text:c="3"/>/var/run/gdm_socket</text:p>
      <text:p text:style-name="P17">unix <text:s/>2 <text:s text:c="5"/>[ ] <text:s text:c="8"/>DGRAM <text:s text:c="19"/>6511 <text:s text:c="4"/>@/com/ubuntu/upstart</text:p>
      <text:p text:style-name="P17">unix <text:s/>2 <text:s text:c="5"/>[ ACC ] <text:s text:c="4"/>STREAM <text:s text:c="4"/>OUVINDO <text:s text:c="6"/>17311 <text:s text:c="3"/>@/org/bluez/audio</text:p>
      <text:p text:style-name="P17">unix <text:s/>16 <text:s text:c="4"/>[ ] <text:s text:c="8"/>DGRAM <text:s text:c="19"/>15719 <text:s text:c="3"/>/dev/log</text:p>
      <text:p text:style-name="P17">unix <text:s/>2 <text:s text:c="5"/>[ ACC ] <text:s text:c="4"/>STREAM <text:s text:c="4"/>OUVINDO <text:s text:c="6"/>17510 <text:s text:c="3"/>/tmp/.X11-unix/X0</text:p>
      <text:p text:style-name="P17">unix <text:s/>2 <text:s text:c="5"/>[ ACC ] <text:s text:c="4"/>STREAM <text:s text:c="4"/>OUVINDO <text:s text:c="6"/>16234 <text:s text:c="3"/>/var/run/atieventsd.socket</text:p>
      <text:p text:style-name="P17">unix <text:s/>2 <text:s text:c="5"/>[ ] <text:s text:c="8"/>DGRAM <text:s text:c="19"/>6667 <text:s text:c="4"/>@/org/kernel/udev/udevd</text:p>
      <text:p text:style-name="P17">unix <text:s/>2 <text:s text:c="5"/>[ ACC ] <text:s text:c="4"/>STREAM <text:s text:c="4"/>OUVINDO <text:s text:c="6"/>16662 <text:s text:c="3"/>@/var/run/hald/dbus-GQ71iqMReW</text:p>
      <text:p text:style-name="P17">unix <text:s/>2 <text:s text:c="5"/>[ ACC ] <text:s text:c="4"/>STREAM <text:s text:c="4"/>OUVINDO <text:s text:c="6"/>17265 <text:s text:c="3"/>/var/run/sdp</text:p>
      <text:p text:style-name="P17">unix <text:s/>2 <text:s text:c="5"/>[ ACC ] <text:s text:c="4"/>STREAM <text:s text:c="4"/>OUVINDO <text:s text:c="6"/>16007 <text:s text:c="3"/>/var/run/avahi-daemon/socket</text:p>
      <text:p text:style-name="P2"><text:soft-page-break/></text:p>
      <text:p text:style-name="Text_20_body">As opções -t, -u, -w e -x exibem as atividades dos protocolos TCP, UDP, RAW ou Unix Socket respectivamente. Então a combinação pode variar, conforme abaixo: </text:p>
      <text:list xml:id="list9145093299443007814" text:style-name="L1">
        <text:list-item>
          <text:p text:style-name="P14">netstat -at (todas as conexões TCP) </text:p>
        </text:list-item>
        <text:list-item>
          <text:p text:style-name="P14">netstat -au (todas as conexões UDP) </text:p>
        </text:list-item>
        <text:list-item>
          <text:p text:style-name="P14">netstat -aw (todas as conexões RAW) </text:p>
        </text:list-item>
        <text:list-item>
          <text:p text:style-name="P14">netstat -ax (todas as conexões Unix Socket) </text:p>
        </text:list-item>
        <text:list-item>
          <text:p text:style-name="P11">netstat -aut (todas as conexões TCP e UDP) </text:p>
        </text:list-item>
      </text:list>
      <text:p text:style-name="Text_20_body"><text:line-break/>E assim sucessivamente... </text:p>
      <text:h text:style-name="Heading_20_1" text:outline-level="1">netstat -na</text:h>
      <text:p text:style-name="Text_20_body">A opção acima é um dos mais interessantes ao meu ver, falando em especial do -n, que faz com que o comando não tente resolver nomes através de consulta ao DNS. Imagine um servidor onde temos milhares de conexões, se não usarmos o -n ficaríamos facilmente alguns bons minutos esperando o comando terminar por completo. <text:line-break/><text:line-break/>Pode-se combinar a vontade, como por exemplo: netstat -autn , netstat -axn etc. </text:p>
      <text:h text:style-name="Heading_20_1" text:outline-level="1">netstat -r ou sem resolver nomes, netstat -nr</text:h>
      <text:p text:style-name="Text_20_body">Exibe as rotas do seu computador, novamente, ao omitir a opção -n o comando tentará resolver todos os IPs para nome. </text:p>
      <text:h text:style-name="Heading_20_1" text:outline-level="1">netstat -o</text:h>
      <text:p text:style-name="Text_20_body">Mostra o temporizador da conexão, ou seja, a quanto tempo essa conexão está estabelecida, pode-se combinar a vontade: netstat -autno, netstat -axuo. </text:p>
      <text:h text:style-name="Heading_20_1" text:outline-level="1">netstat -i</text:h>
      <text:p text:style-name="Text_20_body">Exibe as informações de todas as interfaces ativas. Podemos ter estatísticas de erros de entrada/saída, assim com estatística de trafego. </text:p>
      <text:h text:style-name="Heading_20_1" text:outline-level="1">netstat -c</text:h>
      <text:p text:style-name="Text_20_body">Repete o comando ao final, muito útil para verificar o momento exato que uma conexão é estabelecia ou para ter noção do aumento de tráfego nas interfaces, ex.: netstat -ic , netstat -atnc. </text:p>
      <text:h text:style-name="Heading_20_1" text:outline-level="1"><text:soft-page-break/>netstat -e</text:h>
      <text:p text:style-name="Text_20_body">Exibe uma lista mais completa. Deve ser combinado com as outras opções, como por exemplo o netstat -atne. <text:line-break/><text:line-break/>Com esse comando temos mais duas colunas, USER e INODE, ou seja, o usuário que subiu o processo que originou a abertura da porta e o INODE pertencente. </text:p>
      <text:h text:style-name="Heading_20_1" text:outline-level="1">netstat -p</text:h>
      <text:p text:style-name="Text_20_body">Exibe o daemon e o PID que estão ligados a essa porta, muito importante para detectarmos o daemon responsável. </text:p>
      <text:h text:style-name="Heading_20_1" text:outline-level="1">netstat -s</text:h>
      <text:p text:style-name="P3">Exibe as estatísticas dos protocolos, ou seja, quanto foi trafegado em cada protocolo. Podemos combinar para assim pegarmos a estatística de um determinado protocolo, ex.: netstat -st, netstat -su. <text:line-break/><text:line-break/>Acho que é isso, a principal idéia a ser passada com esse artigo, são as inúmeras combinações que podemos fazer para obter o resultado mais adequado. <text:line-break/><text:line-break/>Comentários são bem vindos. <text:line-break/><text:line-break/>Thiago Rodrigues - Miombo </text:p>
      <text:p text:style-name="P9"/>
      <text:p text:style-name="P9"/>
      <text:p text:style-name="P10">Netstat (NETwork STATistics) is a command-line tool that provides information about your network configuration and activity.<text:line-break/><text:line-break/><draw:frame draw:style-name="fr1" draw:name="Figura1" text:anchor-type="as-char" svg:width="0.132cm" svg:height="0.132cm" draw:z-index="20"><draw:image xlink:href="Pictures/100002000000000500000005AAE991A5156EB2D3.gif" xlink:type="simple" xlink:show="embed" xlink:actuate="onLoad"/></draw:frame> To display the routing table:</text:p>
      <table:table table:name="Tabela1" table:style-name="Tabela1">
        <table:table-column table:style-name="Tabela1.A"/>
        <table:table-row>
          <table:table-cell table:style-name="Tabela1.A1" office:value-type="string">
            <text:p text:style-name="P7">#netstat -rn</text:p>
          </table:table-cell>
        </table:table-row>
      </table:table>
      <text:p text:style-name="P3"><draw:frame draw:style-name="fr1" draw:name="Figura2" text:anchor-type="as-char" svg:width="0.212cm" svg:height="0.159cm" draw:z-index="0"><draw:image xlink:href="Pictures/1000020000000008000000064021F8FFF8E0B9AB.gif" xlink:type="simple" xlink:show="embed" xlink:actuate="onLoad"/></draw:frame> -r: Kernel routing tables.<text:line-break/><draw:frame draw:style-name="fr1" draw:name="Figura3" text:anchor-type="as-char" svg:width="0.212cm" svg:height="0.159cm" draw:z-index="1"><draw:image xlink:href="Pictures/1000020000000008000000064021F8FFF8E0B9AB.gif" xlink:type="simple" xlink:show="embed" xlink:actuate="onLoad"/></draw:frame> -n: Shows numerical addresses instead of trying to determine hosts. <text:line-break/><text:line-break/><text:span text:style-name="T1">Kernel IP routing table</text:span> </text:p>
      <table:table table:name="Tabela2" table:style-name="Tabela2">
        <table:table-column table:style-name="Tabela2.A" table:number-columns-repeated="2"/>
        <table:table-column table:style-name="Tabela2.C"/>
        <table:table-column table:style-name="Tabela2.D"/>
        <table:table-column table:style-name="Tabela2.E"/>
        <table:table-column table:style-name="Tabela2.F"/>
        <table:table-column table:style-name="Tabela2.G"/>
        <table:table-column table:style-name="Tabela2.H"/>
        <table:table-row>
          <table:table-cell table:style-name="Tabela2.A1" office:value-type="string">
            <text:p text:style-name="P8">Destination <text:line-break/>192.168.1.0 <text:line-break/>0.0.0.0 </text:p>
          </table:table-cell>
          <table:table-cell table:style-name="Tabela2.A1" office:value-type="string">
            <text:p text:style-name="P8">Gateway <text:line-break/>0.0.0.0<text:line-break/>192.168.1.1 </text:p>
          </table:table-cell>
          <table:table-cell table:style-name="Tabela2.A1" office:value-type="string">
            <text:p text:style-name="P8">Genmask <text:line-break/>255.255.255.0<text:line-break/>0.0.0.0 </text:p>
          </table:table-cell>
          <table:table-cell table:style-name="Tabela2.A1" office:value-type="string">
            <text:p text:style-name="P8">Flags <text:line-break/>U<text:line-break/>UG </text:p>
          </table:table-cell>
          <table:table-cell table:style-name="Tabela2.A1" office:value-type="string">
            <text:p text:style-name="P8">MSS <text:line-break/>0<text:line-break/>0 </text:p>
          </table:table-cell>
          <table:table-cell table:style-name="Tabela2.A1" office:value-type="string">
            <text:p text:style-name="P8">Window <text:line-break/>0<text:line-break/>0 </text:p>
          </table:table-cell>
          <table:table-cell table:style-name="Tabela2.A1" office:value-type="string">
            <text:p text:style-name="P8">irtt <text:line-break/>0<text:line-break/>0 </text:p>
          </table:table-cell>
          <table:table-cell table:style-name="Tabela2.A1" office:value-type="string">
            <text:p text:style-name="P8">Iface <text:line-break/>eth1<text:line-break/>eth1 </text:p>
          </table:table-cell>
        </table:table-row>
      </table:table>
      <text:p text:style-name="Text_20_body"><draw:frame draw:style-name="fr1" draw:name="Figura4" text:anchor-type="as-char" svg:width="0.132cm" svg:height="0.132cm" draw:z-index="2"><draw:image xlink:href="Pictures/100002000000000500000005AAE991A5156EB2D3.gif" xlink:type="simple" xlink:show="embed" xlink:actuate="onLoad"/></draw:frame> To display the quick interfaces statistics:</text:p>
      <table:table table:name="Tabela3" table:style-name="Tabela3">
        <table:table-column table:style-name="Tabela3.A"/>
        <table:table-row>
          <table:table-cell table:style-name="Tabela3.A1" office:value-type="string">
            <text:p text:style-name="P7">#netstat -i</text:p>
          </table:table-cell>
        </table:table-row>
      </table:table>
      <text:p text:style-name="P3"><draw:frame draw:style-name="fr1" draw:name="Figura5" text:anchor-type="as-char" svg:width="0.212cm" svg:height="0.159cm" draw:z-index="3"><draw:image xlink:href="Pictures/1000020000000008000000064021F8FFF8E0B9AB.gif" xlink:type="simple" xlink:show="embed" xlink:actuate="onLoad"/></draw:frame> -i: Interface<text:line-break/><text:line-break/><text:span text:style-name="T1">Kernel Interface table</text:span></text:p>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column table:style-name="Tabela4.G"/>
        <table:table-column table:style-name="Tabela4.H"/>
        <table:table-column table:style-name="Tabela4.I" table:number-columns-repeated="2"/>
        <table:table-column table:style-name="Tabela4.K"/>
        <table:table-column table:style-name="Tabela4.L"/>
        <table:table-row>
          <table:table-cell table:style-name="Tabela4.A1" office:value-type="string">
            <text:p text:style-name="P8">Iface <text:line-break/>ath0 <text:line-break/>eth0 <text:line-break/>eth1 <text:line-break/>lo </text:p>
          </table:table-cell>
          <table:table-cell table:style-name="Tabela4.A1" office:value-type="string">
            <text:p text:style-name="P8">MTU <text:line-break/>1500<text:line-break/>1500<text:line-break/>1500<text:line-break/>16436 </text:p>
          </table:table-cell>
          <table:table-cell table:style-name="Tabela4.A1" office:value-type="string">
            <text:p text:style-name="P8">Met <text:line-break/>0<text:line-break/>0<text:line-break/>0<text:line-break/>0 </text:p>
          </table:table-cell>
          <table:table-cell table:style-name="Tabela4.A1" office:value-type="string">
            <text:p text:style-name="P8">RX-OK <text:line-break/>0<text:line-break/>0<text:line-break/>1156<text:line-break/>225 </text:p>
          </table:table-cell>
          <table:table-cell table:style-name="Tabela4.A1" office:value-type="string">
            <text:p text:style-name="P8">RX-ERR <text:line-break/>250<text:line-break/>0<text:line-break/>0<text:line-break/>0 </text:p>
          </table:table-cell>
          <table:table-cell table:style-name="Tabela4.A1" office:value-type="string">
            <text:p text:style-name="P8">RX-DRP <text:line-break/>0<text:line-break/>0<text:line-break/>0<text:line-break/>0 </text:p>
          </table:table-cell>
          <table:table-cell table:style-name="Tabela4.A1" office:value-type="string">
            <text:p text:style-name="P8">RX-OVR <text:line-break/>0<text:line-break/>0<text:line-break/>0<text:line-break/>0 </text:p>
          </table:table-cell>
          <table:table-cell table:style-name="Tabela4.A1" office:value-type="string">
            <text:p text:style-name="P8">TX-OK <text:line-break/>0<text:line-break/>0<text:line-break/>568<text:line-break/>225 </text:p>
          </table:table-cell>
          <table:table-cell table:style-name="Tabela4.A1" office:value-type="string">
            <text:p text:style-name="P8">TX-ERR <text:line-break/>0<text:line-break/>0<text:line-break/>0<text:line-break/>0 </text:p>
          </table:table-cell>
          <table:table-cell table:style-name="Tabela4.A1" office:value-type="string">
            <text:p text:style-name="P8">TX-DRP <text:line-break/>0<text:line-break/>0<text:line-break/>0<text:line-break/>0 </text:p>
          </table:table-cell>
          <table:table-cell table:style-name="Tabela4.A1" office:value-type="string">
            <text:p text:style-name="P8">TX-OVR <text:line-break/>0<text:line-break/>0<text:line-break/>0<text:line-break/>0 </text:p>
          </table:table-cell>
          <table:table-cell table:style-name="Tabela4.A1" office:value-type="string">
            <text:p text:style-name="P8">FLG <text:line-break/>BMRU<text:line-break/>BMU<text:line-break/>BMRU<text:line-break/>LRU </text:p>
          </table:table-cell>
        </table:table-row>
      </table:table>
      <text:p text:style-name="Text_20_body"><draw:frame draw:style-name="fr1" draw:name="Figura6" text:anchor-type="as-char" svg:width="0.132cm" svg:height="0.132cm" draw:z-index="4"><draw:image xlink:href="Pictures/100002000000000500000005AAE991A5156EB2D3.gif" xlink:type="simple" xlink:show="embed" xlink:actuate="onLoad"/></draw:frame> To display the extended interfaces statistics:</text:p>
      <table:table table:name="Tabela5" table:style-name="Tabela5">
        <table:table-column table:style-name="Tabela5.A"/>
        <table:table-row>
          <table:table-cell table:style-name="Tabela5.A1" office:value-type="string">
            <text:p text:style-name="P7">#netstat -ie</text:p>
          </table:table-cell>
        </table:table-row>
      </table:table>
      <text:p text:style-name="Text_20_body"><draw:frame draw:style-name="fr1" draw:name="Figura7" text:anchor-type="as-char" svg:width="0.212cm" svg:height="0.159cm" draw:z-index="5"><draw:image xlink:href="Pictures/1000020000000008000000064021F8FFF8E0B9AB.gif" xlink:type="simple" xlink:show="embed" xlink:actuate="onLoad"/></draw:frame> -i: Interface<text:line-break/><draw:frame draw:style-name="fr1" draw:name="Figura8" text:anchor-type="as-char" svg:width="0.212cm" svg:height="0.159cm" draw:z-index="6"><draw:image xlink:href="Pictures/1000020000000008000000064021F8FFF8E0B9AB.gif" xlink:type="simple" xlink:show="embed" xlink:actuate="onLoad"/></draw:frame> -e: Extended information<text:line-break/><text:line-break/><text:span text:style-name="T1">Kernel Interface table <text:line-break/>eth0 <text:s text:c="3"/>Link encap:Ethernet HWaddr AA:00:11:22:33:44 <text:line-break/> <text:s text:c="8"/>UP BROADCAST MULTICAST MTU:1500 Metric:1 <text:line-break/> <text:s text:c="8"/>RX packets:0 errors:0 dropped:0 overruns:0 frame:0 <text:line-break/> <text:s text:c="8"/>TX packets:0 errors:0 dropped:0 overruns:0 carrier:0 <text:line-break/> <text:s text:c="8"/>collisions:0 txqueuelen:1000 <text:line-break/> <text:s text:c="8"/>RX bytes:0 (0.0 b) TX bytes:0 (0.0 b) <text:line-break/> <text:s text:c="8"/>Interrupt:169 <text:line-break/><text:line-break/>eth1 <text:s text:c="3"/>Link encap:Ethernet HWaddr AA:00:11:22:33:44 <text:line-break/> <text:s text:c="8"/>inet addr:192.168.1.101 Bcast:192.168.1.255 Mask:255.255.255.0 <text:line-break/> <text:s text:c="8"/>inet6 addr: fe80::a100:0aa:aa00:a01/64 Scope:Link <text:line-break/> <text:s text:c="8"/>UP BROADCAST RUNNING MULTICAST MTU:1500 Metric:1 <text:line-break/> <text:s text:c="8"/>RX packets:1212 errors:0 dropped:0 overruns:0 frame:0 <text:line-break/> <text:s text:c="8"/>TX packets:580 errors:0 dropped:0 overruns:0 carrier:0 <text:line-break/> <text:s text:c="8"/>collisions:0 txqueuelen:1000 <text:line-break/></text:span><text:soft-page-break/><text:span text:style-name="T1"> <text:s text:c="8"/>RX bytes:216479 (211.4 KiB) TX bytes:56987 (55.6 KiB) <text:line-break/> <text:s text:c="8"/>Interrupt:201 Memory:dfcff000-dfcfffff <text:line-break/><text:line-break/>lo <text:s text:c="6"/>Link encap:Local Loopback <text:line-break/> <text:s text:c="8"/>inet addr:127.0.0.1 Mask:255.0.0.0 <text:line-break/> <text:s text:c="8"/>inet6 addr: ::1/128 Scope:Host <text:line-break/> <text:s text:c="8"/>UP LOOPBACK RUNNING MTU:16436 Metric:1 <text:line-break/> <text:s text:c="8"/>RX packets:238 errors:0 dropped:0 overruns:0 frame:0 <text:line-break/> <text:s text:c="8"/>TX packets:238 errors:0 dropped:0 overruns:0 carrier:0 <text:line-break/> <text:s text:c="8"/>collisions:0 txqueuelen:0 <text:line-break/> <text:s text:c="8"/>RX bytes:8688 (8.4 KiB) TX bytes:8688 (8.4 KiB) </text:span><text:line-break/><text:line-break/>Note that "netstat -ie" is equivalent to "ifconfig -a".<text:line-break/><text:line-break/><draw:frame draw:style-name="fr1" draw:name="Figura9" text:anchor-type="as-char" svg:width="0.132cm" svg:height="0.132cm" draw:z-index="7"><draw:image xlink:href="Pictures/100002000000000500000005AAE991A5156EB2D3.gif" xlink:type="simple" xlink:show="embed" xlink:actuate="onLoad"/></draw:frame> To display all the opened network sockets:</text:p>
      <table:table table:name="Tabela6" table:style-name="Tabela6">
        <table:table-column table:style-name="Tabela6.A"/>
        <table:table-row>
          <table:table-cell table:style-name="Tabela6.A1" office:value-type="string">
            <text:p text:style-name="P7">#netstat -uta</text:p>
          </table:table-cell>
        </table:table-row>
      </table:table>
      <text:p text:style-name="P3"><draw:frame draw:style-name="fr1" draw:name="Figura10" text:anchor-type="as-char" svg:width="0.212cm" svg:height="0.159cm" draw:z-index="8"><draw:image xlink:href="Pictures/1000020000000008000000064021F8FFF8E0B9AB.gif" xlink:type="simple" xlink:show="embed" xlink:actuate="onLoad"/></draw:frame> -u: UDP<text:line-break/><draw:frame draw:style-name="fr1" draw:name="Figura11" text:anchor-type="as-char" svg:width="0.212cm" svg:height="0.159cm" draw:z-index="9"><draw:image xlink:href="Pictures/1000020000000008000000064021F8FFF8E0B9AB.gif" xlink:type="simple" xlink:show="embed" xlink:actuate="onLoad"/></draw:frame> -t: TCP<text:line-break/><draw:frame draw:style-name="fr1" draw:name="Figura12" text:anchor-type="as-char" svg:width="0.212cm" svg:height="0.159cm" draw:z-index="10"><draw:image xlink:href="Pictures/1000020000000008000000064021F8FFF8E0B9AB.gif" xlink:type="simple" xlink:show="embed" xlink:actuate="onLoad"/></draw:frame> -a: All<text:line-break/><text:line-break/><text:span text:style-name="T1">Active Internet connections (servers and established) </text:span></text:p>
      <table:table table:name="Tabela7" table:style-name="Tabela7">
        <table:table-column table:style-name="Tabela7.A"/>
        <table:table-column table:style-name="Tabela7.B"/>
        <table:table-column table:style-name="Tabela7.C"/>
        <table:table-column table:style-name="Tabela7.D"/>
        <table:table-column table:style-name="Tabela7.E"/>
        <table:table-column table:style-name="Tabela7.F"/>
        <table:table-row>
          <table:table-cell table:style-name="Tabela7.A1" office:value-type="string">
            <text:p text:style-name="P8">Proto <text:line-break/>tcp <text:line-break/>tcp <text:line-break/>tcp <text:line-break/>tcp <text:line-break/>tcp <text:line-break/>tcp <text:line-break/>tcp <text:line-break/>tcp <text:line-break/>tcp <text:line-break/>tcp6 <text:line-break/>udp </text:p>
          </table:table-cell>
          <table:table-cell table:style-name="Tabela7.A1" office:value-type="string">
            <text:p text:style-name="P8">Recv-Q <text:line-break/>0<text:line-break/>0<text:line-break/>0<text:line-break/>0<text:line-break/>0<text:line-break/>0<text:line-break/>0<text:line-break/>0<text:line-break/>0<text:line-break/>0<text:line-break/>0 </text:p>
          </table:table-cell>
          <table:table-cell table:style-name="Tabela7.A1" office:value-type="string">
            <text:p text:style-name="P8">Send-Q <text:line-break/>0<text:line-break/>0<text:line-break/>0<text:line-break/>0<text:line-break/>0<text:line-break/>0<text:line-break/>0<text:line-break/>0<text:line-break/>0<text:line-break/>0<text:line-break/>0 </text:p>
          </table:table-cell>
          <table:table-cell table:style-name="Tabela7.A1" office:value-type="string">
            <text:p text:style-name="P8">Local Address <text:line-break/>localhost:48898 <text:line-break/>localhost:39524 <text:line-break/>localhost:mysql <text:line-break/>localhost:ipp <text:line-break/>192.168.1.101:49041 <text:line-break/>localhost:39524 <text:line-break/>192.168.1.101:43706 <text:line-break/>192.168.1.101:43704 <text:line-break/>localhost:53920 <text:line-break/>*:www <text:line-break/>*:bootpc </text:p>
          </table:table-cell>
          <table:table-cell table:style-name="Tabela7.A1" office:value-type="string">
            <text:p text:style-name="P8">Foreign Address <text:line-break/>*:* <text:line-break/>*:* <text:line-break/>*:* <text:line-break/>*:* <text:line-break/>lm-in-f104.google.c:www<text:line-break/>localhost:53920<text:line-break/>fk-in-f104.google.c:www<text:line-break/>fk-in-f104.google.c:www<text:line-break/>localhost:39524<text:line-break/>*:*<text:line-break/>*:* </text:p>
          </table:table-cell>
          <table:table-cell table:style-name="Tabela7.A1" office:value-type="string">
            <text:p text:style-name="P8">State <text:line-break/>LISTEN<text:line-break/>LISTEN<text:line-break/>LISTEN<text:line-break/>LISTEN<text:line-break/>CLOSE_WAIT<text:line-break/>ESTABLISHED<text:line-break/>ESTABLISHED<text:line-break/>ESTABLISHED<text:line-break/>ESTABLISHED<text:line-break/>LISTEN </text:p>
          </table:table-cell>
        </table:table-row>
      </table:table>
      <text:p text:style-name="Text_20_body">The listening state sockets are included in the output only if you specify the --listening (-l) or --all (-a) option. <text:line-break/><text:line-break/>The possible socket states are as follows:<text:line-break/>(taken from the "man netstat" page) </text:p>
      <table:table table:name="Tabela8" table:style-name="Tabela8">
        <table:table-column table:style-name="Tabela8.A"/>
        <table:table-column table:style-name="Tabela8.B"/>
        <table:table-row>
          <table:table-cell table:style-name="Tabela8.A1" office:value-type="string">
            <text:p text:style-name="Table_20_Contents">ESTABLISHED: <text:line-break/>SYN_SENT: <text:line-break/>SYN_RECV: <text:line-break/>FIN_WAIT1: <text:line-break/>FIN_WAIT2:<text:line-break/> <text:s/><text:line-break/>TIME_WAIT: <text:line-break/>CLOSED: <text:line-break/><text:soft-page-break/>CLOSE_WAIT: <text:line-break/>LAST_ACK:<text:line-break/> <text:s/><text:line-break/>LISTEN:<text:line-break/> <text:s/><text:line-break/>CLOSING: <text:line-break/>UNKNOWN: </text:p>
          </table:table-cell>
          <table:table-cell table:style-name="Tabela8.A1" office:value-type="string">
            <text:p text:style-name="Table_20_Contents">The socket has an established connection. <text:line-break/>The socket is actively attempting to establish a connection. <text:line-break/>A connection request has been received from the network. <text:line-break/>The socket is closed, and the connection is shutting down. <text:line-break/>Connection is closed, and the socket is waiting for a shutdown from the remote end. <text:line-break/>The socket is waiting after close to handle packets still in the network. <text:line-break/>The socket is not being used. <text:line-break/><text:soft-page-break/>The remote end has shut down, waiting for the socket to close. <text:line-break/>The remote end has shut down, and the socket is closed. Waiting for acknowledgement. <text:line-break/>The socket is listening for incoming connections. Such sockets are not included in the output unless you specify the --listening (-l) or --all (-a) option. <text:line-break/>Both sockets are shut down but we still don�t have all our data sent. <text:line-break/>The state of the socket is unknown. </text:p>
          </table:table-cell>
        </table:table-row>
      </table:table>
      <text:p text:style-name="Text_20_body"><draw:frame draw:style-name="fr1" draw:name="Figura13" text:anchor-type="as-char" svg:width="0.132cm" svg:height="0.132cm" draw:z-index="11"><draw:image xlink:href="Pictures/100002000000000500000005AAE991A5156EB2D3.gif" xlink:type="simple" xlink:show="embed" xlink:actuate="onLoad"/></draw:frame> To display all the opened network sockets (extended informations):</text:p>
      <table:table table:name="Tabela9" table:style-name="Tabela9">
        <table:table-column table:style-name="Tabela9.A"/>
        <table:table-row>
          <table:table-cell table:style-name="Tabela9.A1" office:value-type="string">
            <text:p text:style-name="P7">#netstat -aute</text:p>
          </table:table-cell>
        </table:table-row>
      </table:table>
      <text:p text:style-name="P3"><draw:frame draw:style-name="fr1" draw:name="Figura14" text:anchor-type="as-char" svg:width="0.212cm" svg:height="0.159cm" draw:z-index="12"><draw:image xlink:href="Pictures/1000020000000008000000064021F8FFF8E0B9AB.gif" xlink:type="simple" xlink:show="embed" xlink:actuate="onLoad"/></draw:frame> -a: All<text:line-break/><draw:frame draw:style-name="fr1" draw:name="Figura15" text:anchor-type="as-char" svg:width="0.212cm" svg:height="0.159cm" draw:z-index="13"><draw:image xlink:href="Pictures/1000020000000008000000064021F8FFF8E0B9AB.gif" xlink:type="simple" xlink:show="embed" xlink:actuate="onLoad"/></draw:frame> -u: UDP<text:line-break/><draw:frame draw:style-name="fr1" draw:name="Figura16" text:anchor-type="as-char" svg:width="0.212cm" svg:height="0.159cm" draw:z-index="14"><draw:image xlink:href="Pictures/1000020000000008000000064021F8FFF8E0B9AB.gif" xlink:type="simple" xlink:show="embed" xlink:actuate="onLoad"/></draw:frame> -t: TCP<text:line-break/><draw:frame draw:style-name="fr1" draw:name="Figura17" text:anchor-type="as-char" svg:width="0.212cm" svg:height="0.159cm" draw:z-index="15"><draw:image xlink:href="Pictures/1000020000000008000000064021F8FFF8E0B9AB.gif" xlink:type="simple" xlink:show="embed" xlink:actuate="onLoad"/></draw:frame> -e: Extended<text:line-break/><text:line-break/><text:span text:style-name="T1">Active Internet connections (servers and established)</text:span></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column table:style-name="Tabela10.G"/>
        <table:table-column table:style-name="Tabela10.H"/>
        <table:table-row>
          <table:table-cell table:style-name="Tabela10.A1" office:value-type="string">
            <text:p text:style-name="P8">Proto <text:line-break/>tcp <text:line-break/>tcp <text:line-break/>tcp <text:line-break/>tcp <text:line-break/>tcp <text:line-break/>tcp <text:line-break/>tcp <text:line-break/>tcp6 <text:line-break/>udp </text:p>
          </table:table-cell>
          <table:table-cell table:style-name="Tabela10.A1" office:value-type="string">
            <text:p text:style-name="P8">Recv-Q <text:line-break/>0<text:line-break/>0<text:line-break/>0<text:line-break/>0<text:line-break/>0<text:line-break/>0<text:line-break/>0<text:line-break/>0<text:line-break/>0 </text:p>
          </table:table-cell>
          <table:table-cell table:style-name="Tabela10.A1" office:value-type="string">
            <text:p text:style-name="P8">Send-Q <text:line-break/>0<text:line-break/>0<text:line-break/>0<text:line-break/>0<text:line-break/>0<text:line-break/>0<text:line-break/>0<text:line-break/>0<text:line-break/>0 </text:p>
          </table:table-cell>
          <table:table-cell table:style-name="Tabela10.A1" office:value-type="string">
            <text:p text:style-name="P8">Local Address <text:line-break/>localhost:48898 <text:line-break/>localhost:39524 <text:line-break/>localhost:mysql <text:line-break/>localhost:ipp <text:line-break/>localhost:39524 <text:line-break/>localhost:53920 <text:line-break/>192.168.1.101:42745 <text:line-break/>*:www <text:line-break/>*:bootpc </text:p>
          </table:table-cell>
          <table:table-cell table:style-name="Tabela10.A1" office:value-type="string">
            <text:p text:style-name="P8">Foreign Address <text:line-break/>*:*<text:line-break/>*:*<text:line-break/>*:*<text:line-break/>*:*<text:line-break/>localhost:53920<text:line-break/>localhost:39524<text:line-break/>lm-in-f147.google.c:www<text:line-break/>*:*<text:line-break/>*:* </text:p>
          </table:table-cell>
          <table:table-cell table:style-name="Tabela10.A1" office:value-type="string">
            <text:p text:style-name="P8">State <text:line-break/>LISTEN <text:line-break/>LISTEN <text:line-break/>LISTEN <text:line-break/>LISTEN <text:line-break/>ESTABLISHED <text:line-break/>ESTABLISHED <text:line-break/>ESTABLISHED <text:line-break/>LISTEN <text:line-break/> <text:s/></text:p>
          </table:table-cell>
          <table:table-cell table:style-name="Tabela10.A1" office:value-type="string">
            <text:p text:style-name="P8">User <text:line-break/>hplip <text:line-break/>hplip <text:line-break/>mysql<text:line-break/>root <text:line-break/>hplip <text:line-break/>hplip <text:line-break/>po<text:line-break/>root<text:line-break/>dhcp </text:p>
          </table:table-cell>
          <table:table-cell table:style-name="Tabela10.A1" office:value-type="string">
            <text:p text:style-name="P8">Inode <text:line-break/>12383<text:line-break/>12321<text:line-break/>12635<text:line-break/>12447<text:line-break/>12324<text:line-break/>12389<text:line-break/>15781<text:line-break/>13141<text:line-break/>14513 </text:p>
          </table:table-cell>
        </table:table-row>
      </table:table>
      <text:p text:style-name="Text_20_body"><draw:frame draw:style-name="fr1" draw:name="Figura18" text:anchor-type="as-char" svg:width="0.132cm" svg:height="0.132cm" draw:z-index="16"><draw:image xlink:href="Pictures/100002000000000500000005AAE991A5156EB2D3.gif" xlink:type="simple" xlink:show="embed" xlink:actuate="onLoad"/></draw:frame> To display all the listening state sockets:</text:p>
      <table:table table:name="Tabela11" table:style-name="Tabela11">
        <table:table-column table:style-name="Tabela11.A"/>
        <table:table-row>
          <table:table-cell table:style-name="Tabela11.A1" office:value-type="string">
            <text:p text:style-name="P7">#netstat -lt</text:p>
          </table:table-cell>
        </table:table-row>
      </table:table>
      <text:p text:style-name="P3"><draw:frame draw:style-name="fr1" draw:name="Figura19" text:anchor-type="as-char" svg:width="0.212cm" svg:height="0.159cm" draw:z-index="17"><draw:image xlink:href="Pictures/1000020000000008000000064021F8FFF8E0B9AB.gif" xlink:type="simple" xlink:show="embed" xlink:actuate="onLoad"/></draw:frame> -t: TCP<text:line-break/><draw:frame draw:style-name="fr1" draw:name="Figura20" text:anchor-type="as-char" svg:width="0.212cm" svg:height="0.159cm" draw:z-index="18"><draw:image xlink:href="Pictures/1000020000000008000000064021F8FFF8E0B9AB.gif" xlink:type="simple" xlink:show="embed" xlink:actuate="onLoad"/></draw:frame> -l: Listening state sockets<text:line-break/><text:line-break/><text:span text:style-name="T1">Active Internet connections (only servers) </text:span></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office:value-type="string">
            <text:p text:style-name="P8">Proto <text:line-break/>tcp <text:line-break/>tcp <text:line-break/>tcp <text:line-break/>tcp <text:line-break/>tcp6 </text:p>
          </table:table-cell>
          <table:table-cell table:style-name="Tabela12.A1" office:value-type="string">
            <text:p text:style-name="P8">Recv-Q <text:line-break/>0<text:line-break/>0<text:line-break/>0<text:line-break/>0<text:line-break/>0 </text:p>
          </table:table-cell>
          <table:table-cell table:style-name="Tabela12.A1" office:value-type="string">
            <text:p text:style-name="P8">Send-Q <text:line-break/>0<text:line-break/>0<text:line-break/>0<text:line-break/>0<text:line-break/>0 </text:p>
          </table:table-cell>
          <table:table-cell table:style-name="Tabela12.A1" office:value-type="string">
            <text:p text:style-name="P8">Local Address <text:line-break/>localhost:48898 <text:line-break/>localhost:39524 <text:line-break/>localhost:mysql <text:line-break/>localhost:ipp <text:line-break/>*:www </text:p>
          </table:table-cell>
          <table:table-cell table:style-name="Tabela12.A1" office:value-type="string">
            <text:p text:style-name="P8">Foreign Address <text:line-break/>*:* <text:line-break/>*:* <text:line-break/>*:* <text:line-break/>*:* <text:line-break/>*:* </text:p>
          </table:table-cell>
          <table:table-cell table:style-name="Tabela12.A1" office:value-type="string">
            <text:p text:style-name="P8">State <text:line-break/>LISTEN<text:line-break/>LISTEN<text:line-break/>LISTEN<text:line-break/>LISTEN<text:line-break/>LISTEN </text:p>
          </table:table-cell>
        </table:table-row>
      </table:table>
      <text:p text:style-name="Text_20_body"><draw:frame draw:style-name="fr1" draw:name="Figura21" text:anchor-type="as-char" svg:width="0.132cm" svg:height="0.132cm" draw:z-index="19"><draw:image xlink:href="Pictures/100002000000000500000005AAE991A5156EB2D3.gif" xlink:type="simple" xlink:show="embed" xlink:actuate="onLoad"/></draw:frame> To display the summary statistics for each protocol</text:p>
      <table:table table:name="Tabela13" table:style-name="Tabela13">
        <table:table-column table:style-name="Tabela13.A"/>
        <table:table-row>
          <table:table-cell table:style-name="Tabela13.A1" office:value-type="string">
            <text:p text:style-name="P7">#netstat -s</text:p>
          </table:table-cell>
        </table:table-row>
      </table:table>
      <text:p text:style-name="Text_20_body"><draw:frame draw:style-name="fr1" draw:name="Figura22" text:anchor-type="as-char" svg:width="0.212cm" svg:height="0.159cm" draw:z-index="21"><draw:image xlink:href="Pictures/1000020000000008000000064021F8FFF8E0B9AB.gif" xlink:type="simple" xlink:show="embed" xlink:actuate="onLoad"/></draw:frame> -s: Summary statistics for each protocol.<text:line-break/><text:line-break/><text:soft-page-break/><text:span text:style-name="T1">Ip: <text:line-break/> <text:s text:c="4"/>604 total packets received <text:line-break/> <text:s text:c="4"/>1 with invalid addresses <text:line-break/> <text:s text:c="4"/>0 forwarded <text:line-break/> <text:s text:c="4"/>0 incoming packets discarded <text:line-break/> <text:s text:c="4"/>485 incoming packets delivered <text:line-break/> <text:s text:c="4"/>507 requests sent out <text:line-break/>Icmp: <text:line-break/> <text:s text:c="4"/>0 ICMP messages received <text:line-break/> <text:s text:c="4"/>0 input ICMP message failed. <text:line-break/> <text:s text:c="4"/>ICMP input histogram: <text:line-break/> <text:s text:c="4"/>0 ICMP messages sent <text:line-break/> <text:s text:c="4"/>0 ICMP messages failed <text:line-break/> <text:s text:c="4"/>ICMP output histogram: <text:line-break/>Tcp: <text:line-break/> <text:s text:c="4"/>21 active connections openings <text:line-break/> <text:s text:c="4"/>4 passive connection openings <text:line-break/> <text:s text:c="4"/>0 failed connection attempts <text:line-break/> <text:s text:c="4"/>0 connection resets received <text:line-break/> <text:s text:c="4"/>3 connections established <text:line-break/> <text:s text:c="4"/>351 segments received <text:line-break/> <text:s text:c="4"/>388 segments send out <text:line-break/> <text:s text:c="4"/>0 segments retransmited <text:line-break/> <text:s text:c="4"/>0 bad segments received. <text:line-break/> <text:s text:c="4"/>2 resets sent <text:line-break/>Udp: <text:line-break/> <text:s text:c="4"/>119 packets received <text:line-break/> <text:s text:c="4"/>0 packets to unknown port received. <text:line-break/> <text:s text:c="4"/>0 packet receive errors <text:line-break/> <text:s text:c="4"/>119 packets sent <text:line-break/>TcpExt: <text:line-break/> <text:s text:c="4"/>5 TCP sockets finished time wait in fast timer <text:line-break/> <text:s text:c="4"/>21 delayed acks sent <text:line-break/> <text:s text:c="4"/>Quick ack mode was activated 10 times <text:line-break/> <text:s text:c="4"/>31 packets directly queued to recvmsg prequeue. <text:line-break/> <text:s text:c="4"/>15765 of bytes directly received from prequeue <text:line-break/> <text:s text:c="4"/>105 packet headers predicted <text:line-break/> <text:s text:c="4"/>17 packets header predicted and directly queued to user <text:line-break/> <text:s text:c="4"/>36 acknowledgments not containing data received <text:line-break/> <text:s text:c="4"/>11 predicted acknowledgments <text:line-break/> <text:s text:c="4"/>0 TCP data loss events</text:span> <text:line-break/></text:p>
      <text:h text:style-name="P6" text:outline-level="1">10 basic examples of linux netstat command</text:h>
      <text:h text:style-name="Heading_20_3" text:outline-level="3">Netstat</text:h>
      <text:p text:style-name="Text_20_body">Netstat is a command line utility that can be used to list out all the network (socket) connections on a system. It lists out all the tcp, udp socket connections and the unix socket connections. </text:p>
      <text:p text:style-name="Text_20_body">Apart from connected sockets it can also list listening sockets that are waiting for incoming connections. So by verifying an open port 80 you can confirm if a web server is running on the system or not. This makes it a very useful tool for network and system administrators. </text:p>
      <text:p text:style-name="Text_20_body">In this tutorial we shall be checking out few examples of how to use netstat to find information about network connections and open ports on a system.</text:p>
      <text:p text:style-name="Text_20_body">Here is a quick intro to netstat from the man pages</text:p>
      <text:p text:style-name="P2">netstat - Print network connections, routing tables, interface statistics, masquerade connections, and multicast memberships</text:p>
      <text:h text:style-name="Heading_20_3" text:outline-level="3">1. List out all connections</text:h>
      <text:p text:style-name="Text_20_body">The first and most simple command is to list out all the current connections. Simply run the netstat command with the a option.</text:p>
      <text:p text:style-name="Preformatted_20_Text">$ netstat -a</text:p>
      <text:p text:style-name="Preformatted_20_Text"/>
      <text:p text:style-name="Preformatted_20_Text">Active Internet connections (servers and established)</text:p>
      <text:p text:style-name="Preformatted_20_Text">Proto Recv-Q Send-Q Local Address <text:s text:c="10"/>Foreign Address <text:s text:c="8"/>State <text:s text:c="5"/></text:p>
      <text:p text:style-name="Preformatted_20_Text">tcp <text:s text:c="7"/>0 <text:s text:c="5"/>0 enlightened:domain <text:s text:c="5"/>*:* <text:s text:c="20"/>LISTEN <text:s text:c="4"/></text:p>
      <text:p text:style-name="Preformatted_20_Text">tcp <text:s text:c="7"/>0 <text:s text:c="5"/>0 localhost:ipp <text:s text:c="10"/>*:* <text:s text:c="20"/>LISTEN <text:s text:c="4"/></text:p>
      <text:p text:style-name="Preformatted_20_Text">tcp <text:s text:c="7"/>0 <text:s text:c="5"/>0 enlightened.local:54750 li240-5.members.li:http ESTABLISHED</text:p>
      <text:p text:style-name="Preformatted_20_Text">tcp <text:s text:c="7"/>0 <text:s text:c="5"/>0 enlightened.local:49980 del01s07-in-f14.1:https ESTABLISHED</text:p>
      <text:p text:style-name="Preformatted_20_Text">tcp6 <text:s text:c="6"/>0 <text:s text:c="5"/>0 ip6-localhost:ipp <text:s text:c="6"/>[::]:* <text:s text:c="17"/>LISTEN <text:s text:c="4"/></text:p>
      <text:p text:style-name="Preformatted_20_Text">udp <text:s text:c="7"/>0 <text:s text:c="5"/>0 enlightened:domain <text:s text:c="5"/>*:* <text:s text:c="31"/></text:p>
      <text:p text:style-name="Preformatted_20_Text">udp <text:s text:c="7"/>0 <text:s text:c="5"/>0 *:bootpc <text:s text:c="15"/>*:* <text:s text:c="31"/></text:p>
      <text:p text:style-name="Preformatted_20_Text">udp <text:s text:c="7"/>0 <text:s text:c="5"/>0 enlightened.local:ntp <text:s text:c="2"/>*:* <text:s text:c="31"/></text:p>
      <text:p text:style-name="Preformatted_20_Text">udp <text:s text:c="7"/>0 <text:s text:c="5"/>0 localhost:ntp <text:s text:c="10"/>*:* <text:s text:c="31"/></text:p>
      <text:p text:style-name="Preformatted_20_Text">udp <text:s text:c="7"/>0 <text:s text:c="5"/>0 *:ntp <text:s text:c="18"/>*:* <text:s text:c="31"/></text:p>
      <text:p text:style-name="Preformatted_20_Text">udp <text:s text:c="7"/>0 <text:s text:c="5"/>0 *:58570 <text:s text:c="16"/>*:* <text:s text:c="31"/></text:p>
      <text:p text:style-name="Preformatted_20_Text">udp <text:s text:c="7"/>0 <text:s text:c="5"/>0 *:mdns <text:s text:c="17"/>*:* <text:s text:c="31"/></text:p>
      <text:p text:style-name="Preformatted_20_Text">udp <text:s text:c="7"/>0 <text:s text:c="5"/>0 *:49459 <text:s text:c="16"/>*:* <text:s text:c="31"/></text:p>
      <text:p text:style-name="Preformatted_20_Text">udp6 <text:s text:c="6"/>0 <text:s text:c="5"/>0 fe80::216:36ff:fef8:ntp [::]:* <text:s text:c="28"/></text:p>
      <text:p text:style-name="Preformatted_20_Text">udp6 <text:s text:c="6"/>0 <text:s text:c="5"/>0 ip6-localhost:ntp <text:s text:c="6"/>[::]:* <text:s text:c="28"/></text:p>
      <text:p text:style-name="Preformatted_20_Text">udp6 <text:s text:c="6"/>0 <text:s text:c="5"/>0 [::]:ntp <text:s text:c="15"/>[::]:* <text:s text:c="28"/></text:p>
      <text:p text:style-name="Preformatted_20_Text">udp6 <text:s text:c="6"/>0 <text:s text:c="5"/>0 [::]:mdns <text:s text:c="14"/>[::]:* <text:s text:c="28"/></text:p>
      <text:p text:style-name="Preformatted_20_Text">udp6 <text:s text:c="6"/>0 <text:s text:c="5"/>0 [::]:63811 <text:s text:c="13"/>[::]:* <text:s text:c="28"/></text:p>
      <text:p text:style-name="Preformatted_20_Text">udp6 <text:s text:c="6"/>0 <text:s text:c="5"/>0 [::]:54952 <text:s text:c="13"/>[::]:* <text:s text:c="28"/></text:p>
      <text:p text:style-name="Preformatted_20_Text">Active UNIX domain sockets (servers and established)</text:p>
      <text:p text:style-name="Preformatted_20_Text">Proto RefCnt Flags <text:s text:c="6"/>Type <text:s text:c="6"/>State <text:s text:c="8"/>I-Node <text:s text:c="2"/>Path</text:p>
      <text:p text:style-name="Preformatted_20_Text">unix <text:s/>2 <text:s text:c="5"/>[ ACC ] <text:s text:c="4"/>STREAM <text:s text:c="4"/>LISTENING <text:s text:c="4"/>12403 <text:s text:c="3"/>@/tmp/dbus-IDgfj3UGXX</text:p>
      <text:p text:style-name="P2">unix <text:s/>2 <text:s text:c="5"/>[ ACC ] <text:s text:c="4"/>STREAM <text:s text:c="4"/>LISTENING <text:s text:c="4"/>40202 <text:s text:c="3"/>@/dbus-vfs-daemon/socket-6nUC6CCx</text:p>
      <text:p text:style-name="Text_20_body"/>
      <text:p text:style-name="P4">The above command shows all connections from different protocols like tcp, udp and unix sockets. However this is not quite useful. Administrators often want to pick out specific connections based on protocols or port numbers for example.</text:p>
      <text:h text:style-name="Heading_20_3" text:outline-level="3">2. List only TCP or UDP connections</text:h>
      <text:p text:style-name="Text_20_body">To list out only tcp connections use the t options.</text:p>
      <text:p text:style-name="Preformatted_20_Text">$ netstat -at</text:p>
      <text:p text:style-name="Preformatted_20_Text">Active Internet connections (servers and established)</text:p>
      <text:p text:style-name="Preformatted_20_Text">Proto Recv-Q Send-Q Local Address <text:s text:c="10"/>Foreign Address <text:s text:c="8"/>State <text:s text:c="5"/></text:p>
      <text:p text:style-name="Preformatted_20_Text">tcp <text:s text:c="7"/>0 <text:s text:c="5"/>0 enlightened:domain <text:s text:c="5"/>*:* <text:s text:c="20"/>LISTEN <text:s text:c="4"/></text:p>
      <text:p text:style-name="Preformatted_20_Text">tcp <text:s text:c="7"/>0 <text:s text:c="5"/>0 localhost:ipp <text:s text:c="10"/>*:* <text:s text:c="20"/>LISTEN <text:s text:c="4"/></text:p>
      <text:p text:style-name="Preformatted_20_Text">tcp <text:s text:c="7"/>0 <text:s text:c="5"/>0 enlightened.local:36310 del01s07-in-f24.1:https ESTABLISHED</text:p>
      <text:p text:style-name="Preformatted_20_Text">tcp <text:s text:c="7"/>0 <text:s text:c="5"/>0 enlightened.local:45038 a96-17-181-10.depl:http ESTABLISHED</text:p>
      <text:p text:style-name="Preformatted_20_Text">tcp <text:s text:c="7"/>0 <text:s text:c="5"/>0 enlightened.local:37892 ABTS-North-Static-:http ESTABLISHED</text:p>
      <text:p text:style-name="P2">.....</text:p>
      <text:p text:style-name="Text_20_body">Similarly to list out only udp connections use the u option.</text:p>
      <text:p text:style-name="Preformatted_20_Text">$ netstat -au</text:p>
      <text:p text:style-name="Preformatted_20_Text">Active Internet connections (servers and established)</text:p>
      <text:p text:style-name="Preformatted_20_Text">Proto Recv-Q Send-Q Local Address <text:s text:c="10"/>Foreign Address <text:s text:c="8"/>State <text:s text:c="5"/></text:p>
      <text:p text:style-name="Preformatted_20_Text">udp <text:s text:c="7"/>0 <text:s text:c="5"/>0 *:34660 <text:s text:c="16"/>*:* <text:s text:c="31"/></text:p>
      <text:p text:style-name="Preformatted_20_Text">udp <text:s text:c="7"/>0 <text:s text:c="5"/>0 enlightened:domain <text:s text:c="5"/>*:* <text:s text:c="31"/></text:p>
      <text:p text:style-name="Preformatted_20_Text">udp <text:s text:c="7"/>0 <text:s text:c="5"/>0 *:bootpc <text:s text:c="15"/>*:* <text:s text:c="31"/></text:p>
      <text:p text:style-name="Preformatted_20_Text">udp <text:s text:c="7"/>0 <text:s text:c="5"/>0 enlightened.local:ntp <text:s text:c="2"/>*:* <text:s text:c="31"/></text:p>
      <text:p text:style-name="Preformatted_20_Text">udp <text:s text:c="7"/>0 <text:s text:c="5"/>0 localhost:ntp <text:s text:c="10"/>*:* <text:s text:c="31"/></text:p>
      <text:p text:style-name="Preformatted_20_Text">udp <text:s text:c="7"/>0 <text:s text:c="5"/>0 *:ntp <text:s text:c="18"/>*:* <text:s text:c="31"/></text:p>
      <text:p text:style-name="Preformatted_20_Text">udp6 <text:s text:c="6"/>0 <text:s text:c="5"/>0 fe80::216:36ff:fef8:ntp [::]:* <text:s text:c="28"/></text:p>
      <text:p text:style-name="Preformatted_20_Text">udp6 <text:s text:c="6"/>0 <text:s text:c="5"/>0 ip6-localhost:ntp <text:s text:c="6"/>[::]:* <text:s text:c="28"/></text:p>
      <text:p text:style-name="P2">udp6 <text:s text:c="6"/>0 <text:s text:c="5"/>0 [::]:ntp <text:s text:c="15"/>[::]:*</text:p>
      <text:p text:style-name="Text_20_body">The above output shows both ipv4 and ipv6 connections.</text:p>
      <text:h text:style-name="Heading_20_3" text:outline-level="3">3. Disable reverse dns lookup for faster output</text:h>
      <text:p text:style-name="Text_20_body">By default, the netstat command tries to find out the hostname of each ip address in the connection by doing a reverse dns lookup. This slows down the output. If you do not need to know the host name and just the ip address is sufficient then suppress the hostname lookup with the n option.</text:p>
      <text:p text:style-name="Preformatted_20_Text">$ netstat -ant</text:p>
      <text:p text:style-name="Preformatted_20_Text">Active Internet connections (servers and established)</text:p>
      <text:p text:style-name="Preformatted_20_Text">Proto Recv-Q Send-Q Local Address <text:s text:c="10"/>Foreign Address <text:s text:c="8"/>State <text:s text:c="5"/></text:p>
      <text:p text:style-name="Preformatted_20_Text">tcp <text:s text:c="7"/>0 <text:s text:c="5"/>0 127.0.1.1:53 <text:s text:c="11"/>0.0.0.0:* <text:s text:c="14"/>LISTEN <text:s text:c="4"/></text:p>
      <text:p text:style-name="Preformatted_20_Text">tcp <text:s text:c="7"/>0 <text:s text:c="5"/>0 127.0.0.1:631 <text:s text:c="10"/>0.0.0.0:* <text:s text:c="14"/>LISTEN <text:s text:c="4"/></text:p>
      <text:p text:style-name="Preformatted_20_Text">tcp <text:s text:c="7"/>0 <text:s text:c="5"/>0 192.168.1.2:49058 <text:s text:c="6"/>173.255.230.5:80 <text:s text:c="7"/>ESTABLISHED</text:p>
      <text:p text:style-name="Preformatted_20_Text">tcp <text:s text:c="7"/>0 <text:s text:c="5"/>0 192.168.1.2:33324 <text:s text:c="6"/>173.194.36.117:443 <text:s text:c="5"/>ESTABLISHED</text:p>
      <text:p text:style-name="P2">tcp6 <text:s text:c="6"/>0 <text:s text:c="5"/>0 ::1:631 <text:s text:c="16"/>:::* <text:s text:c="19"/>LISTEN</text:p>
      <text:p text:style-name="Text_20_body">The above command shows ALL TCP connections with NO dns resolution. Got it ? Good.</text:p>
      <text:h text:style-name="Heading_20_3" text:outline-level="3"><text:soft-page-break/>4. List out only listening connections</text:h>
      <text:p text:style-name="Text_20_body">Any network daemon/service keeps an open port to listen for incoming connections. These too are like socket connections and are listed out by netstat. To view only listening ports use the l options.</text:p>
      <text:p text:style-name="Preformatted_20_Text">$ netstat -tnl</text:p>
      <text:p text:style-name="Preformatted_20_Text">Active Internet connections (only servers)</text:p>
      <text:p text:style-name="Preformatted_20_Text">Proto Recv-Q Send-Q Local Address <text:s text:c="10"/>Foreign Address <text:s text:c="8"/>State <text:s text:c="5"/></text:p>
      <text:p text:style-name="Preformatted_20_Text">tcp <text:s text:c="7"/>0 <text:s text:c="5"/>0 127.0.1.1:53 <text:s text:c="11"/>0.0.0.0:* <text:s text:c="14"/>LISTEN <text:s text:c="4"/></text:p>
      <text:p text:style-name="Preformatted_20_Text">tcp <text:s text:c="7"/>0 <text:s text:c="5"/>0 127.0.0.1:631 <text:s text:c="10"/>0.0.0.0:* <text:s text:c="14"/>LISTEN <text:s text:c="4"/></text:p>
      <text:p text:style-name="P2">tcp6 <text:s text:c="6"/>0 <text:s text:c="5"/>0 ::1:631 <text:s text:c="16"/>:::* <text:s text:c="19"/>LISTEN</text:p>
      <text:p text:style-name="Text_20_body">Now we can see only listening tcp ports/connections. If you want to see all listening ports, remove the t option. If you want to see only listening udp ports use the u option instead of t.<text:line-break/>Make sure to remove the 'a' option, otherwise all connections would get listed and not just the listening connections.</text:p>
      <text:h text:style-name="Heading_20_3" text:outline-level="3">5. Get process name/pid and user id</text:h>
      <text:p text:style-name="Text_20_body">When viewing the open/listening ports and connections, its often useful to know the process name/pid which has opened that port or connection. For example the Apache httpd server opens port 80. So if you want to check whether any http server is running or not, or which http server is running, apache or nginx, then track down the process name. </text:p>
      <text:p text:style-name="Text_20_body">The process details are made available by the 'p' option.</text:p>
      <text:p text:style-name="Preformatted_20_Text">~$ sudo netstat -nlpt</text:p>
      <text:p text:style-name="Preformatted_20_Text">Active Internet connections (only servers)</text:p>
      <text:p text:style-name="Preformatted_20_Text">Proto Recv-Q Send-Q Local Address <text:s text:c="10"/>Foreign Address <text:s text:c="8"/>State <text:s text:c="6"/>PID/Program name</text:p>
      <text:p text:style-name="Preformatted_20_Text">tcp <text:s text:c="7"/>0 <text:s text:c="5"/>0 127.0.1.1:53 <text:s text:c="11"/>0.0.0.0:* <text:s text:c="14"/>LISTEN <text:s text:c="5"/>1144/dnsmasq <text:s text:c="3"/></text:p>
      <text:p text:style-name="Preformatted_20_Text">tcp <text:s text:c="7"/>0 <text:s text:c="5"/>0 127.0.0.1:631 <text:s text:c="10"/>0.0.0.0:* <text:s text:c="14"/>LISTEN <text:s text:c="5"/>661/cupsd <text:s text:c="6"/></text:p>
      <text:p text:style-name="P2">tcp6 <text:s text:c="6"/>0 <text:s text:c="5"/>0 ::1:631 <text:s text:c="16"/>:::* <text:s text:c="19"/>LISTEN <text:s text:c="5"/>661/cupsd</text:p>
      <text:p text:style-name="Text_20_body">When using the p option, netstat must be run with root privileges, otherwise it cannot detect the pids of processes running with root privileges and most services like http and ftp often run with root privileges.</text:p>
      <text:p text:style-name="Text_20_body">Along with process name/pid its even more useful to get the username/uid owning that particular process. Use the e option along with the p option to get the username too.</text:p>
      <text:p text:style-name="Preformatted_20_Text">$ sudo netstat -ltpe</text:p>
      <text:p text:style-name="Preformatted_20_Text">Active Internet connections (only servers)</text:p>
      <text:p text:style-name="Preformatted_20_Text">Proto Recv-Q Send-Q Local Address <text:s text:c="10"/>Foreign Address <text:s text:c="8"/>State <text:s text:c="6"/>User <text:s text:c="6"/>Inode <text:s text:c="6"/>PID/Program name</text:p>
      <text:p text:style-name="Preformatted_20_Text">tcp <text:s text:c="7"/>0 <text:s text:c="5"/>0 enlightened:domain <text:s text:c="5"/>*:* <text:s text:c="20"/>LISTEN <text:s text:c="5"/>root <text:s text:c="6"/>11090 <text:s text:c="6"/>1144/dnsmasq <text:s text:c="3"/></text:p>
      <text:p text:style-name="Preformatted_20_Text">tcp <text:s text:c="7"/>0 <text:s text:c="5"/>0 localhost:ipp <text:s text:c="10"/>*:* <text:s text:c="20"/>LISTEN <text:s text:c="5"/>root <text:s text:c="6"/>9755 <text:s text:c="7"/>661/cupsd <text:s text:c="6"/></text:p>
      <text:p text:style-name="P2">tcp6 <text:s text:c="6"/>0 <text:s text:c="5"/>0 ip6-localhost:ipp <text:s text:c="6"/>[::]:* <text:s text:c="17"/>LISTEN <text:s text:c="5"/>root <text:s text:c="6"/>9754 <text:s text:c="7"/>661/cupsd</text:p>
      <text:p text:style-name="Text_20_body"><text:soft-page-break/>The above example lists out Listening connections of Tcp type with Process information and Extended information.<text:line-break/>The extended information contains the username and inode of the process. This is a useful command for network administrators.</text:p>
      <text:p text:style-name="Text_20_body"><text:span text:style-name="T2">Note - </text:span>If you use the n option with the e option, the uid would be listed and not the username.</text:p>
      <text:h text:style-name="Heading_20_3" text:outline-level="3">6. Print statistics</text:h>
      <text:p text:style-name="Text_20_body">The netstat command can also print out network statistics like total number of packets received and transmitted by protocol type and so on.</text:p>
      <text:p text:style-name="Text_20_body">To list out statistics of all packet types</text:p>
      <text:p text:style-name="Preformatted_20_Text">$ netstat -s</text:p>
      <text:p text:style-name="Preformatted_20_Text">Ip:</text:p>
      <text:p text:style-name="Preformatted_20_Text"><text:s text:c="4"/>32797 total packets received</text:p>
      <text:p text:style-name="Preformatted_20_Text"><text:s text:c="4"/>0 forwarded</text:p>
      <text:p text:style-name="Preformatted_20_Text"><text:s text:c="4"/>0 incoming packets discarded</text:p>
      <text:p text:style-name="Preformatted_20_Text"><text:s text:c="4"/>32795 incoming packets delivered</text:p>
      <text:p text:style-name="Preformatted_20_Text"><text:s text:c="4"/>29115 requests sent out</text:p>
      <text:p text:style-name="Preformatted_20_Text"><text:s text:c="4"/>60 outgoing packets dropped</text:p>
      <text:p text:style-name="Preformatted_20_Text">Icmp:</text:p>
      <text:p text:style-name="Preformatted_20_Text"><text:s text:c="4"/>125 ICMP messages received</text:p>
      <text:p text:style-name="Preformatted_20_Text"><text:s text:c="4"/>0 input ICMP message failed.</text:p>
      <text:p text:style-name="Preformatted_20_Text"><text:s text:c="4"/>ICMP input histogram:</text:p>
      <text:p text:style-name="Preformatted_20_Text"><text:s text:c="8"/>destination unreachable: 125</text:p>
      <text:p text:style-name="Preformatted_20_Text"><text:s text:c="4"/>125 ICMP messages sent</text:p>
      <text:p text:style-name="Preformatted_20_Text"><text:s text:c="4"/>0 ICMP messages failed</text:p>
      <text:p text:style-name="Preformatted_20_Text"><text:s text:c="4"/>ICMP output histogram:</text:p>
      <text:p text:style-name="Preformatted_20_Text"><text:s text:c="8"/>destination unreachable: 125</text:p>
      <text:p text:style-name="P2">... OUTPUT TRUNCATED ...</text:p>
      <text:p text:style-name="Text_20_body">To print out statistics of only select protocols like TCP or UDP use the corresponding options like t and u along with the s option. Simple!</text:p>
      <text:h text:style-name="Heading_20_3" text:outline-level="3">7. Display kernel routing information</text:h>
      <text:p text:style-name="Text_20_body">The kernel routing information can be printed with the r option. It is the same output as given by the route command. We also use the n option to disable the hostname lookup.</text:p>
      <text:p text:style-name="Preformatted_20_Text">$ netstat -rn</text:p>
      <text:p text:style-name="Preformatted_20_Text">Kernel IP routing table</text:p>
      <text:p text:style-name="Preformatted_20_Text">Destination <text:s text:c="4"/>Gateway <text:s text:c="8"/>Genmask <text:s text:c="8"/>Flags <text:s text:c="2"/>MSS Window <text:s/>irtt Iface</text:p>
      <text:p text:style-name="Preformatted_20_Text">0.0.0.0 <text:s text:c="8"/>192.168.1.1 <text:s text:c="4"/>0.0.0.0 <text:s text:c="8"/>UG <text:s text:c="7"/>0 0 <text:s text:c="9"/>0 eth0</text:p>
      <text:p text:style-name="P2">192.168.1.0 <text:s text:c="4"/>0.0.0.0 <text:s text:c="8"/>255.255.255.0 <text:s text:c="2"/>U <text:s text:c="8"/>0 0 <text:s text:c="9"/>0 eth0</text:p>
      <text:h text:style-name="Heading_20_3" text:outline-level="3">8. Print network interfaces</text:h>
      <text:p text:style-name="Text_20_body">The netstat command can also print out the information about the network interfaces. The i option does the task.</text:p>
      <text:p text:style-name="Preformatted_20_Text">$ netstat -i</text:p>
      <text:p text:style-name="Preformatted_20_Text">Kernel Interface table</text:p>
      <text:p text:style-name="Preformatted_20_Text">Iface <text:s text:c="2"/>MTU Met <text:s text:c="2"/>RX-OK RX-ERR RX-DRP RX-OVR <text:s text:c="3"/>TX-OK TX-ERR TX-DRP TX-OVR Flg</text:p>
      <text:p text:style-name="Preformatted_20_Text"><text:soft-page-break/>eth0 <text:s text:c="6"/>1500 0 <text:s text:c="4"/>31611 <text:s text:c="5"/>0 <text:s text:c="5"/>0 0 <text:s text:c="8"/>27503 <text:s text:c="5"/>0 <text:s text:c="5"/>0 <text:s text:c="5"/>0 BMRU</text:p>
      <text:p text:style-name="P2">lo <text:s text:c="7"/>65536 0 <text:s text:c="5"/>2913 <text:s text:c="5"/>0 <text:s text:c="5"/>0 0 <text:s text:c="9"/>2913 <text:s text:c="5"/>0 <text:s text:c="5"/>0 <text:s text:c="5"/>0 LRU</text:p>
      <text:p text:style-name="Text_20_body">The above output contains information in a very raw format. To get a more human friendly version of the output use the e option along with i.</text:p>
      <text:p text:style-name="Preformatted_20_Text">$ netstat -ie</text:p>
      <text:p text:style-name="Preformatted_20_Text">Kernel Interface table</text:p>
      <text:p text:style-name="Preformatted_20_Text">eth0 <text:s text:c="5"/>Link encap:Ethernet <text:s/>HWaddr 00:16:36:f8:b2:64 <text:s/></text:p>
      <text:p text:style-name="Preformatted_20_Text"><text:s text:c="10"/>inet addr:192.168.1.2 <text:s/>Bcast:192.168.1.255 <text:s/>Mask:255.255.255.0</text:p>
      <text:p text:style-name="Preformatted_20_Text"><text:s text:c="10"/>inet6 addr: fe80::216:36ff:fef8:b264/64 Scope:Link</text:p>
      <text:p text:style-name="Preformatted_20_Text"><text:s text:c="10"/>UP BROADCAST RUNNING MULTICAST <text:s/>MTU:1500 <text:s/>Metric:1</text:p>
      <text:p text:style-name="Preformatted_20_Text"><text:s text:c="10"/>RX packets:31682 errors:0 dropped:0 overruns:0 frame:0</text:p>
      <text:p text:style-name="Preformatted_20_Text"><text:s text:c="10"/>TX packets:27573 errors:0 dropped:0 overruns:0 carrier:0</text:p>
      <text:p text:style-name="Preformatted_20_Text"><text:s text:c="10"/>collisions:0 txqueuelen:1000 </text:p>
      <text:p text:style-name="Preformatted_20_Text"><text:s text:c="10"/>RX bytes:29637117 (29.6 MB) <text:s/>TX bytes:4590583 (4.5 MB)</text:p>
      <text:p text:style-name="Preformatted_20_Text"><text:s text:c="10"/>Interrupt:18 Memory:da000000-da020000 </text:p>
      <text:p text:style-name="Preformatted_20_Text"/>
      <text:p text:style-name="Preformatted_20_Text">lo <text:s text:c="7"/>Link encap:Local Loopback <text:s/></text:p>
      <text:p text:style-name="Preformatted_20_Text"><text:s text:c="10"/>inet addr:127.0.0.1 <text:s/>Mask:255.0.0.0</text:p>
      <text:p text:style-name="Preformatted_20_Text"><text:s text:c="10"/>inet6 addr: ::1/128 Scope:Host</text:p>
      <text:p text:style-name="Preformatted_20_Text"><text:s text:c="10"/>UP LOOPBACK RUNNING <text:s/>MTU:65536 <text:s/>Metric:1</text:p>
      <text:p text:style-name="Preformatted_20_Text"><text:s text:c="10"/>RX packets:2921 errors:0 dropped:0 overruns:0 frame:0</text:p>
      <text:p text:style-name="Preformatted_20_Text"><text:s text:c="10"/>TX packets:2921 errors:0 dropped:0 overruns:0 carrier:0</text:p>
      <text:p text:style-name="Preformatted_20_Text"><text:s text:c="10"/>collisions:0 txqueuelen:0 </text:p>
      <text:p text:style-name="P2"><text:s text:c="10"/>RX bytes:305297 (305.2 KB) <text:s/>TX bytes:305297 (305.2 KB)</text:p>
      <text:p text:style-name="Text_20_body">The above output is similar to the output shown by the ifconfig command.</text:p>
      <text:h text:style-name="Heading_20_3" text:outline-level="3">9. Get netstat output continuously</text:h>
      <text:p text:style-name="Text_20_body">Netstat can output connection information continuously with the c option.</text:p>
      <text:p text:style-name="P2">$ netstat -ct</text:p>
      <text:p text:style-name="Text_20_body">The above command will output tcp connections continuously.</text:p>
      <text:h text:style-name="Heading_20_3" text:outline-level="3">10. Display multicast group information</text:h>
      <text:p text:style-name="Text_20_body">The g option will display the multicast group information for IPv4 and IPv6 protocols.</text:p>
      <text:p text:style-name="Preformatted_20_Text">$ netstat -g</text:p>
      <text:p text:style-name="Preformatted_20_Text">IPv6/IPv4 Group Memberships</text:p>
      <text:p text:style-name="Preformatted_20_Text">Interface <text:s text:c="6"/>RefCnt Group</text:p>
      <text:p text:style-name="Preformatted_20_Text">--------------- ------ ---------------------</text:p>
      <text:p text:style-name="Preformatted_20_Text">lo <text:s text:c="13"/>1 <text:s text:c="5"/>all-systems.mcast.net</text:p>
      <text:p text:style-name="Preformatted_20_Text">eth0 <text:s text:c="11"/>1 <text:s text:c="5"/>224.0.0.251</text:p>
      <text:p text:style-name="Preformatted_20_Text">eth0 <text:s text:c="11"/>1 <text:s text:c="5"/>all-systems.mcast.net</text:p>
      <text:p text:style-name="Preformatted_20_Text">lo <text:s text:c="13"/>1 <text:s text:c="5"/>ip6-allnodes</text:p>
      <text:p text:style-name="Preformatted_20_Text">lo <text:s text:c="13"/>1 <text:s text:c="5"/>ff01::1</text:p>
      <text:p text:style-name="Preformatted_20_Text">eth0 <text:s text:c="11"/>1 <text:s text:c="5"/>ff02::fb</text:p>
      <text:p text:style-name="Preformatted_20_Text">eth0 <text:s text:c="11"/>1 <text:s text:c="5"/>ff02::1:fff8:b264</text:p>
      <text:p text:style-name="Preformatted_20_Text">eth0 <text:s text:c="11"/>1 <text:s text:c="5"/>ip6-allnodes</text:p>
      <text:p text:style-name="Preformatted_20_Text">eth0 <text:s text:c="11"/>1 <text:s text:c="5"/>ff01::1</text:p>
      <text:p text:style-name="Preformatted_20_Text">wlan0 <text:s text:c="10"/>1 <text:s text:c="5"/>ip6-allnodes</text:p>
      <text:p text:style-name="P2">wlan0 <text:s text:c="10"/>1 <text:s text:c="5"/>ff01::1</text:p>
      <text:h text:style-name="Heading_20_3" text:outline-level="3"><text:soft-page-break/>More examples of netstat command</text:h>
      <text:p text:style-name="Text_20_body">Okay, we covered the basic examples of netstat command above. Now its time to do some geek stuff with style.</text:p>
      <text:h text:style-name="Heading_20_4" text:outline-level="4">Print active connections</text:h>
      <text:p text:style-name="Text_20_body">Active socket connections are in "ESTABLISHED" state. So to get all current active connections use netstat with grep as follows</text:p>
      <text:p text:style-name="Preformatted_20_Text">$ netstat -atnp | grep ESTA</text:p>
      <text:p text:style-name="Preformatted_20_Text">(Not all processes could be identified, non-owned process info</text:p>
      <text:p text:style-name="Preformatted_20_Text"><text:s/>will not be shown, you would have to be root to see it all.)</text:p>
      <text:p text:style-name="Preformatted_20_Text">tcp <text:s text:c="7"/>0 <text:s text:c="5"/>0 192.168.1.2:49156 <text:s text:c="6"/>173.255.230.5:80 <text:s text:c="7"/>ESTABLISHED 1691/chrome <text:s text:c="4"/></text:p>
      <text:p text:style-name="P2">tcp <text:s text:c="7"/>0 <text:s text:c="5"/>0 192.168.1.2:33324 <text:s text:c="6"/>173.194.36.117:443 <text:s text:c="5"/>ESTABLISHED 1691/chrome</text:p>
      <text:p text:style-name="Text_20_body">To watch a continous list of active connections, use the watch command along with netstat and grep</text:p>
      <text:p text:style-name="P2">$ watch -d -n0 "netstat -atnp | grep ESTA"</text:p>
      <text:h text:style-name="Heading_20_4" text:outline-level="4">Check if a service is running</text:h>
      <text:p text:style-name="Text_20_body">If you want to check if a server like http,smtp or ntp is running or not, use grep again.</text:p>
      <text:p text:style-name="Preformatted_20_Text">$ sudo netstat -aple | grep ntp</text:p>
      <text:p text:style-name="Preformatted_20_Text">udp <text:s text:c="7"/>0 <text:s text:c="5"/>0 enlightened.local:ntp <text:s text:c="2"/>*:* <text:s text:c="32"/>root <text:s text:c="6"/>17430 <text:s text:c="6"/>1789/ntpd <text:s text:c="6"/></text:p>
      <text:p text:style-name="Preformatted_20_Text">udp <text:s text:c="7"/>0 <text:s text:c="5"/>0 localhost:ntp <text:s text:c="10"/>*:* <text:s text:c="32"/>root <text:s text:c="6"/>17429 <text:s text:c="6"/>1789/ntpd <text:s text:c="6"/></text:p>
      <text:p text:style-name="Preformatted_20_Text">udp <text:s text:c="7"/>0 <text:s text:c="5"/>0 *:ntp <text:s text:c="18"/>*:* <text:s text:c="32"/>root <text:s text:c="6"/>17422 <text:s text:c="6"/>1789/ntpd <text:s text:c="6"/></text:p>
      <text:p text:style-name="Preformatted_20_Text">udp6 <text:s text:c="6"/>0 <text:s text:c="5"/>0 fe80::216:36ff:fef8:ntp [::]:* <text:s text:c="29"/>root <text:s text:c="6"/>17432 <text:s text:c="6"/>1789/ntpd <text:s text:c="6"/></text:p>
      <text:p text:style-name="Preformatted_20_Text">udp6 <text:s text:c="6"/>0 <text:s text:c="5"/>0 ip6-localhost:ntp <text:s text:c="6"/>[::]:* <text:s text:c="29"/>root <text:s text:c="6"/>17431 <text:s text:c="6"/>1789/ntpd <text:s text:c="6"/></text:p>
      <text:p text:style-name="Preformatted_20_Text">udp6 <text:s text:c="6"/>0 <text:s text:c="5"/>0 [::]:ntp <text:s text:c="15"/>[::]:* <text:s text:c="29"/>root <text:s text:c="6"/>17423 <text:s text:c="6"/>1789/ntpd <text:s text:c="6"/></text:p>
      <text:p text:style-name="P2">unix <text:s/>2 <text:s text:c="5"/>[ ] <text:s text:c="8"/>DGRAM <text:s text:c="19"/>17418 <text:s text:c="3"/>1789/ntpd</text:p>
      <text:p text:style-name="Text_20_body">So we found that ntp server is running. Grep for http or smtp or whatever you are looking for.</text:p>
      <text:p text:style-name="Text_20_body">Well, that was most of what netstat is used for. If you are looking for more advanced information or want to dig deeper, read up the netstat manual (man netstat).</text:p>
      <text:p text:style-name="Text_20_body">And do leave your feedback and suggestions in the comments box below.</text:p>
      <text:p text:style-name="Text_20_body"/>
      <text:h text:style-name="P5" text:outline-level="3">Netstat Tutorial</text:h>
      <text:p text:style-name="Text_20_body">Netstat is a command-line utility to view of active ports on your machine and their status. This helps user to understand which ports are open, closed, or listening for incoming connections. The information provided by netstat conveys an accurate assumption of how vulnerable PC might be to attacks on various ports. </text:p>
      <text:p text:style-name="Text_20_body">Common attacks may include port 21 (ftp) and port 23 (telnet). A hacker can connect to these ports to obtain view of the directory structure, download and upload files, and, if the password is compromised, connect to the host with complete control. </text:p>
      <text:p text:style-name="Text_20_body">Netstat examines both basic TCP and UDP connections. Netstat has ability to filter between TCP and UDP. Netstat can select a particular protocol, including IP, ICMP, TCPv6 and UDPv6, etc. </text:p>
      <text:p text:style-name="Text_20_body">Netstat displays protocol statistics and current TCP/IP network connections using the following command switches: </text:p>
      <text:p text:style-name="Preformatted_20_Text">NETSTAT [-a] [-e] [-n] [-s] [-p proto] [-r] [interval]</text:p>
      <text:p text:style-name="Preformatted_20_Text"/>
      <text:p text:style-name="Preformatted_20_Text"><text:s text:c="2"/>-a <text:s text:c="11"/>Displays all connections and listening ports.</text:p>
      <text:p text:style-name="Preformatted_20_Text"><text:s text:c="2"/>-e <text:s text:c="11"/>Displays Ethernet statistics. This may be combined with the -s</text:p>
      <text:p text:style-name="Preformatted_20_Text"><text:s text:c="16"/>option.</text:p>
      <text:p text:style-name="Preformatted_20_Text"><text:s text:c="2"/>-n <text:s text:c="11"/>Displays addresses and port numbers in numerical form.</text:p>
      <text:p text:style-name="Preformatted_20_Text"><text:s text:c="2"/>-o <text:s text:c="11"/>Displays the owning process ID associated with each connection.</text:p>
      <text:p text:style-name="Preformatted_20_Text"><text:s text:c="2"/>-p proto <text:s text:c="5"/>Shows connections for the protocol specified by proto; proto</text:p>
      <text:p text:style-name="Preformatted_20_Text"><text:s text:c="16"/>may be any of: TCP, UDP, TCPv6, or UDPv6. <text:s/>If used with the -s</text:p>
      <text:p text:style-name="Preformatted_20_Text"><text:s text:c="16"/>option to display per-protocol statistics, proto may be any of:</text:p>
      <text:p text:style-name="Preformatted_20_Text"><text:s text:c="16"/>IP, IPv6, ICMP, ICMPv6, TCP, TCPv6, UDP, or UDPv6.</text:p>
      <text:p text:style-name="Preformatted_20_Text"><text:s text:c="2"/>-r <text:s text:c="11"/>Displays the routing table.</text:p>
      <text:p text:style-name="Preformatted_20_Text"><text:s text:c="2"/>-s <text:s text:c="11"/>Displays per-protocol statistics. <text:s/>By default, statistics are</text:p>
      <text:p text:style-name="Preformatted_20_Text"><text:s text:c="16"/>shown for IP, IPv6, ICMP, ICMPv6, TCP, TCPv6, UDP, and UDPv6;</text:p>
      <text:p text:style-name="Preformatted_20_Text"><text:s text:c="16"/>the -p option may be used to specify a subset of the default.</text:p>
      <text:p text:style-name="Preformatted_20_Text"><text:s text:c="2"/>interval <text:s text:c="5"/>Redisplays selected statistics, pausing interval seconds</text:p>
      <text:p text:style-name="Preformatted_20_Text"><text:s text:c="16"/>between each display. <text:s/>Press CTRL+C to stop redisplaying</text:p>
      <text:p text:style-name="Preformatted_20_Text"><text:s text:c="16"/>statistics. <text:s/>If omitted, netstat will print the current</text:p>
      <text:p text:style-name="P2"><text:s text:c="16"/>configuration information once.</text:p>
      <text:h text:style-name="Heading_20_3" text:outline-level="3">Netstat Switch Summary</text:h>
      <table:table table:name="Tabela14" table:style-name="Tabela14">
        <table:table-column table:style-name="Tabela14.A"/>
        <table:table-column table:style-name="Tabela14.B"/>
        <table:table-row>
          <table:table-cell table:style-name="Tabela14.A1" office:value-type="string">
            <text:p text:style-name="Table_20_Contents">A </text:p>
          </table:table-cell>
          <table:table-cell table:style-name="Tabela14.B1" office:value-type="string">
            <text:p text:style-name="P1">The first switch, a, is used as the syntax below: </text:p>
            <text:p text:style-name="P2">netstat -a </text:p>
            <text:p text:style-name="P1">This command lists all active connections including listening ports. </text:p>
          </table:table-cell>
        </table:table-row>
        <table:table-row>
          <table:table-cell table:style-name="Tabela14.A2" office:value-type="string">
            <text:p text:style-name="Table_20_Contents">E </text:p>
          </table:table-cell>
          <table:table-cell table:style-name="Tabela14.B2" office:value-type="string">
            <text:p text:style-name="P1">The e switch lists the statistics of the internet connection, including how many packets were sent, recieved or how many bytes were recieved. </text:p>
          </table:table-cell>
        </table:table-row>
        <table:table-row>
          <table:table-cell table:style-name="Tabela14.A2" office:value-type="string">
            <text:p text:style-name="Table_20_Contents">N </text:p>
          </table:table-cell>
          <table:table-cell table:style-name="Tabela14.B2" office:value-type="string">
            <text:p text:style-name="P1">The n switch lists all connections and remote computers in numerical form, this being in IP form. For example if you would like to view the server IP in numerical form, use the n switch to transform the web address of to the <text:soft-page-break/>corresponding IP. </text:p>
          </table:table-cell>
        </table:table-row>
        <table:table-row>
          <table:table-cell table:style-name="Tabela14.A2" office:value-type="string">
            <text:p text:style-name="Table_20_Contents">O </text:p>
          </table:table-cell>
          <table:table-cell table:style-name="Tabela14.B2" office:value-type="string">
            <text:p text:style-name="P1">This switch lists active connections, combined with its PID (Process Identification Number). </text:p>
          </table:table-cell>
        </table:table-row>
        <table:table-row>
          <table:table-cell table:style-name="Tabela14.A2" office:value-type="string">
            <text:p text:style-name="Table_20_Contents">P </text:p>
          </table:table-cell>
          <table:table-cell table:style-name="Tabela14.B2" office:value-type="string">
            <text:p text:style-name="P1">The p switch gives the user the ability to filter through protocols including TCP, UDP, IP, ICMP, TCPv6, UDPv6, IPv6 and ICMPv6. </text:p>
          </table:table-cell>
        </table:table-row>
        <table:table-row>
          <table:table-cell table:style-name="Tabela14.A2" office:value-type="string">
            <text:p text:style-name="Table_20_Contents">R </text:p>
          </table:table-cell>
          <table:table-cell table:style-name="Tabela14.B2" office:value-type="string">
            <text:p text:style-name="P1">The r switch lists information for your ethernet card, netmask, gateway, network destination, etc. For example, </text:p>
            <text:p text:style-name="P2">netstat -nr </text:p>
            <text:p text:style-name="P1">analyzes the routing table. </text:p>
          </table:table-cell>
        </table:table-row>
        <table:table-row>
          <table:table-cell table:style-name="Tabela14.A2" office:value-type="string">
            <text:p text:style-name="Table_20_Contents">S </text:p>
          </table:table-cell>
          <table:table-cell table:style-name="Tabela14.B2" office:value-type="string">
            <text:p text:style-name="P1">The s switch prints to the screen statistics for each protocol, including those in the p switch. This switch can be combined with the p switch in order to display specific statistics for each specified protocol: </text:p>
            <text:p text:style-name="P2">netstat -ps TCP </text:p>
            <text:p text:style-name="P1">The above command lists the statistics for the TCP protocol, plus its active connections. This query can be narrowed down to an even more specific or broader range of connections, as descibed below. </text:p>
          </table:table-cell>
        </table:table-row>
        <table:table-row>
          <table:table-cell table:style-name="Tabela14.A8" office:value-type="string">
            <text:p text:style-name="Table_20_Contents">Interval </text:p>
          </table:table-cell>
          <table:table-cell table:style-name="Tabela14.B8" office:value-type="string">
            <text:p text:style-name="P1">The interval switch allows you to give your computer a specific time, or interval, between the netstat probings of active connections. For example,</text:p>
            <text:p text:style-name="P2">netstat -an 20 </text:p>
            <text:p text:style-name="P1">lists all connections (switch a) in numeric form (switch n) and spaces each netstat command 20 seconds (interval (20)). Command returns a list of connections every 20 seconds.</text:p>
          </table:table-cell>
        </table:table-row>
      </table:table>
      <text:h text:style-name="Heading_20_3" text:outline-level="3">Using Multiple Switches</text:h>
      <text:p text:style-name="Text_20_body">The user can specify multiple switches on the command line. To combine multiple switched either of the following syntaxes will work and yield the same result: </text:p>
      <text:p text:style-name="Preformatted_20_Text">netstat -an </text:p>
      <text:p text:style-name="P2">netstat -a -n </text:p>
      <text:p text:style-name="Text_20_body">There is no limit on how many switches you use, as long as the switches are compatible with each other. For example, using the n switch with the r switch yields results of a standard r switch. </text:p>
      <text:h text:style-name="Heading_20_3" text:outline-level="3"><text:soft-page-break/>Netstat Output</text:h>
      <text:p text:style-name="Text_20_body">Netstat with no arguments gives a generic look at what ports are open on the system. User can identify which protocol is in use along with the ports, local PC name, TCP/IP network connections, foreign address, local address and the status of each connection. </text:p>
      <text:p text:style-name="Text_20_body">The characters under the title "Proto" indicate the protocol type, in this case the only connections present include TCP which means that you and the remote host are communicating via TCP. </text:p>
      <text:p text:style-name="Text_20_body">The local address specifies the name of your computer on the network along with the port number that you are using to recieve connections, which is randomly generated. </text:p>
      <text:p text:style-name="Text_20_body">The foreign address lists the remote host's name and the port they are using to initiate the connection. </text:p>
      <text:p text:style-name="Text_20_body">The state of the connection indicates exactly what it says, the state of the connection between a remote system and yours. Possible states of a connection are as follows: </text:p>
      <text:p text:style-name="Preformatted_20_Text">ESTABLISHED - Both hosts are connected. </text:p>
      <text:p text:style-name="Preformatted_20_Text">CLOSING <text:s text:c="4"/>- The remote host has agreed to close its connection. </text:p>
      <text:p text:style-name="Preformatted_20_Text">LISTENING <text:s text:c="2"/>- Your computer is waiting to handle an incoming connection. </text:p>
      <text:p text:style-name="Preformatted_20_Text">SYN_RCVD <text:s text:c="3"/>- A remote host has asked for you to start a connection. </text:p>
      <text:p text:style-name="Preformatted_20_Text">SYN_SENT <text:s text:c="3"/>- Your computer has accepted to start a connection. </text:p>
      <text:p text:style-name="Preformatted_20_Text">LAST_ACK <text:s text:c="3"/>- Your computer needs to obliterate (i.e. erase from memory)</text:p>
      <text:p text:style-name="Preformatted_20_Text"><text:s text:c="14"/>the packets before closing the connection. </text:p>
      <text:p text:style-name="Preformatted_20_Text">TIMED_WAIT <text:s/>- See above. </text:p>
      <text:p text:style-name="Preformatted_20_Text">CLOSE_WAIT <text:s/>- The remote host is closing its connection with your computer. </text:p>
      <text:p text:style-name="Preformatted_20_Text">FIN_WAIT 1 <text:s/>- A client is closing its connection. </text:p>
      <text:p text:style-name="P2">FIN_WAIT 2 <text:s/>- Both hosts have agreed to close the connection. </text:p>
      <text:h text:style-name="Heading_20_3" text:outline-level="3">Other network utilities and resources</text:h>
      <text:p text:style-name="Text_20_body">See also: Foundstone network security <text:a xlink:type="simple" xlink:href="http://www.foundstone.com/us/resources-free-tools.asp" office:target-frame-name="_blank" xlink:show="new" text:style-name="Internet_20_link" text:visited-style-name="Visited_20_Internet_20_Link">utilities</text:a>. For example, <text:span text:style-name="Strong_20_Emphasis">fport</text:span> utility identifies open ports and running applications, associated with those ports. </text:p>
      <text:p text:style-name="Text_20_body">A set of animated tutorials is available at <text:a xlink:type="simple" xlink:href="http://www.grayhatplayground.com/" office:target-frame-name="_blank" xlink:show="new" text:style-name="Internet_20_link" text:visited-style-name="Visited_20_Internet_20_Link"><text:span text:style-name="Teletype">www.grayhatplayground.com</text:span></text:a>, a website developed by prof. Rick Leinecker and his students at Rockingham Community College, NC. </text:p>
      <text:p text:style-name="Text_20_body"/>
      <text:h text:style-name="P6" text:outline-level="1">20 Netstat Commands for Linux Network Management</text:h>
      <text:p text:style-name="Text_20_body">by <text:a xlink:type="simple" xlink:href="https://www.tecmint.com/author/admin/" text:style-name="Internet_20_link" text:visited-style-name="Visited_20_Internet_20_Link">Ravi Saive</text:a> | Published: August 8, 2012</text:p>
      <text:p text:style-name="Text_20_body"><text:span text:style-name="Strong_20_Emphasis">netstat</text:span> (<text:span text:style-name="Strong_20_Emphasis">network statistics</text:span>) is a command line tool for monitoring network connections both incoming and outgoing as well as viewing routing tables, interface statistics etc. <text:span text:style-name="Strong_20_Emphasis">netstat</text:span> is available on all Unix-like Operating Systems and also available on <text:span text:style-name="Strong_20_Emphasis">Windows OS</text:span> as well. It is very useful in terms of network troubleshooting and performance measurement. <text:span text:style-name="Strong_20_Emphasis">netstat</text:span> is one of the most basic network service debugging tools, telling you what ports are open and whether any programs are listening on ports.</text:p>
      <text:p text:style-name="Text_20_body">This tool is very important and much useful for Linux network administrators as well as system administrators to monitor and troubleshoot their network related problems and determine network traffic performance. This article shows usages of <text:span text:style-name="Strong_20_Emphasis">netstat</text:span> command with their examples which may be useful in daily operation.<text:line-break/><text:bookmark text:name="more-722"/><text:line-break/><text:span text:style-name="Strong_20_Emphasis">You might also be interested in following article</text:span></text:p>
      <text:list xml:id="list2821288759657551180" text:style-name="L2">
        <text:list-item>
          <text:p text:style-name="P12"><text:a xlink:type="simple" xlink:href="https://www.tecmint.com/35-practical-examples-of-linux-find-command/" office:target-frame-name="_blank" xlink:show="new" text:style-name="Internet_20_link" text:visited-style-name="Visited_20_Internet_20_Link">35 Practical Examples of Linux Find Command</text:a> </text:p>
        </text:list-item>
      </text:list>
      <text:h text:style-name="Heading_20_4" text:outline-level="4">1. Listing all the LISTENING Ports of TCP and UDP connections</text:h>
      <text:p text:style-name="Text_20_body">Listing all ports (both TCP and UDP) using <text:span text:style-name="Strong_20_Emphasis">netstat</text:span> -a option.</text:p>
      <text:p text:style-name="Preformatted_20_Text"><text:span text:style-name="Strong_20_Emphasis"># netstat -a | more</text:span></text:p>
      <text:p text:style-name="Preformatted_20_Text">Active Internet connections (servers and established)</text:p>
      <text:p text:style-name="Preformatted_20_Text">Proto Recv-Q Send-Q Local Address <text:s text:c="14"/>Foreign Address <text:s text:c="12"/>State</text:p>
      <text:p text:style-name="Preformatted_20_Text">tcp <text:s text:c="7"/>0 <text:s text:c="5"/>0 *:sunrpc <text:s text:c="19"/>*:* <text:s text:c="24"/>LISTEN</text:p>
      <text:p text:style-name="Preformatted_20_Text">tcp <text:s text:c="7"/>0 <text:s text:c="4"/>52 192.168.0.2:ssh <text:s text:c="12"/>192.168.0.1:egs <text:s text:c="12"/>ESTABLISHED</text:p>
      <text:p text:style-name="Preformatted_20_Text">tcp <text:s text:c="7"/>1 <text:s text:c="5"/>0 192.168.0.2:59292 <text:s text:c="10"/>www.gov.com:http <text:s text:c="11"/>CLOSE_WAIT</text:p>
      <text:p text:style-name="Preformatted_20_Text">tcp <text:s text:c="7"/>0 <text:s text:c="5"/>0 localhost:smtp <text:s text:c="13"/>*:* <text:s text:c="24"/>LISTEN</text:p>
      <text:p text:style-name="Preformatted_20_Text">tcp <text:s text:c="7"/>0 <text:s text:c="5"/>0 *:59482 <text:s text:c="20"/>*:* <text:s text:c="24"/>LISTEN</text:p>
      <text:p text:style-name="Preformatted_20_Text">udp <text:s text:c="7"/>0 <text:s text:c="5"/>0 *:35036 <text:s text:c="20"/>*:*</text:p>
      <text:p text:style-name="Preformatted_20_Text">udp <text:s text:c="7"/>0 <text:s text:c="5"/>0 *:npmp-local <text:s text:c="15"/>*:*</text:p>
      <text:p text:style-name="Preformatted_20_Text">Active UNIX domain sockets (servers and established)</text:p>
      <text:p text:style-name="Preformatted_20_Text">Proto RefCnt Flags <text:s text:c="6"/>Type <text:s text:c="6"/>State <text:s text:c="8"/>I-Node Path</text:p>
      <text:p text:style-name="Preformatted_20_Text">unix <text:s/>2 <text:s text:c="5"/>[ ACC ] <text:s text:c="4"/>STREAM <text:s text:c="4"/>LISTENING <text:s text:c="4"/>16972 <text:s/>/tmp/orbit-root/linc-76b-0-6fa08790553d6</text:p>
      <text:p text:style-name="Preformatted_20_Text">unix <text:s/>2 <text:s text:c="5"/>[ ACC ] <text:s text:c="4"/>STREAM <text:s text:c="4"/>LISTENING <text:s text:c="4"/>17149 <text:s/>/tmp/orbit-root/linc-794-0-7058d584166d2</text:p>
      <text:p text:style-name="Preformatted_20_Text">unix <text:s/>2 <text:s text:c="5"/>[ ACC ] <text:s text:c="4"/>STREAM <text:s text:c="4"/>LISTENING <text:s text:c="4"/>17161 <text:s/>/tmp/orbit-root/linc-792-0-546fe905321cc</text:p>
      <text:p text:style-name="P2">unix <text:s/>2 <text:s text:c="5"/>[ ACC ] <text:s text:c="4"/>STREAM <text:s text:c="4"/>LISTENING <text:s text:c="4"/>15938 <text:s/>/tmp/orbit-root/linc-74b-0-415135cb6aeab</text:p>
      <text:h text:style-name="Heading_20_4" text:outline-level="4"><text:soft-page-break/>2. Listing TCP Ports connections</text:h>
      <text:p text:style-name="Text_20_body">Listing only <text:span text:style-name="Strong_20_Emphasis">TCP</text:span> (<text:span text:style-name="Strong_20_Emphasis">Transmission Control Protocol</text:span>) port connections using <text:span text:style-name="Strong_20_Emphasis">netstat -at</text:span>.</text:p>
      <text:p text:style-name="Preformatted_20_Text"><text:span text:style-name="Strong_20_Emphasis"># netstat -at</text:span></text:p>
      <text:p text:style-name="Preformatted_20_Text">Active Internet connections (servers and established)</text:p>
      <text:p text:style-name="Preformatted_20_Text">Proto Recv-Q Send-Q Local Address <text:s text:c="14"/>Foreign Address <text:s text:c="12"/>State</text:p>
      <text:p text:style-name="Preformatted_20_Text">tcp <text:s text:c="7"/>0 <text:s text:c="5"/>0 *:ssh <text:s text:c="22"/>*:* <text:s text:c="24"/>LISTEN</text:p>
      <text:p text:style-name="Preformatted_20_Text">tcp <text:s text:c="7"/>0 <text:s text:c="5"/>0 localhost:ipp <text:s text:c="14"/>*:* <text:s text:c="24"/>LISTEN</text:p>
      <text:p text:style-name="Preformatted_20_Text">tcp <text:s text:c="7"/>0 <text:s text:c="5"/>0 localhost:smtp <text:s text:c="13"/>*:* <text:s text:c="24"/>LISTEN</text:p>
      <text:p text:style-name="Preformatted_20_Text">tcp <text:s text:c="7"/>0 <text:s text:c="4"/>52 192.168.0.2:ssh <text:s text:c="12"/>192.168.0.1:egs <text:s text:c="12"/>ESTABLISHED</text:p>
      <text:p text:style-name="P2">tcp <text:s text:c="7"/>1 <text:s text:c="5"/>0 192.168.0.2:59292 <text:s text:c="10"/>www.gov.com:http <text:s text:c="11"/>CLOSE_WAIT</text:p>
      <text:h text:style-name="Heading_20_4" text:outline-level="4">3. Listing UDP Ports connections</text:h>
      <text:p text:style-name="Text_20_body">Listing only <text:span text:style-name="Strong_20_Emphasis">UDP</text:span> (<text:span text:style-name="Strong_20_Emphasis">User Datagram Protocol </text:span>) port connections using <text:span text:style-name="Strong_20_Emphasis">netstat -au</text:span>.</text:p>
      <text:p text:style-name="Preformatted_20_Text"><text:span text:style-name="Strong_20_Emphasis"># netstat -au</text:span></text:p>
      <text:p text:style-name="Preformatted_20_Text">Active Internet connections (servers and established)</text:p>
      <text:p text:style-name="Preformatted_20_Text">Proto Recv-Q Send-Q Local Address <text:s text:c="14"/>Foreign Address <text:s text:c="12"/>State</text:p>
      <text:p text:style-name="Preformatted_20_Text">udp <text:s text:c="7"/>0 <text:s text:c="5"/>0 *:35036 <text:s text:c="20"/>*:*</text:p>
      <text:p text:style-name="Preformatted_20_Text">udp <text:s text:c="7"/>0 <text:s text:c="5"/>0 *:npmp-local <text:s text:c="15"/>*:*</text:p>
      <text:p text:style-name="P2">udp <text:s text:c="7"/>0 <text:s text:c="5"/>0 *:mdns <text:s text:c="21"/>*:*</text:p>
      <text:h text:style-name="Heading_20_4" text:outline-level="4">4. Listing all LISTENING Connections</text:h>
      <text:p text:style-name="Text_20_body">Listing all active listening ports connections with <text:span text:style-name="Strong_20_Emphasis">netstat -l</text:span>.</text:p>
      <text:p text:style-name="Preformatted_20_Text"><text:span text:style-name="Strong_20_Emphasis"># netstat -l</text:span></text:p>
      <text:p text:style-name="Preformatted_20_Text">Active Internet connections (only servers)</text:p>
      <text:p text:style-name="Preformatted_20_Text">Proto Recv-Q Send-Q Local Address <text:s text:c="14"/>Foreign Address <text:s text:c="12"/>State</text:p>
      <text:p text:style-name="Preformatted_20_Text">tcp <text:s text:c="7"/>0 <text:s text:c="5"/>0 *:sunrpc <text:s text:c="19"/>*:* <text:s text:c="24"/>LISTEN</text:p>
      <text:p text:style-name="Preformatted_20_Text">tcp <text:s text:c="7"/>0 <text:s text:c="5"/>0 *:58642 <text:s text:c="20"/>*:* <text:s text:c="24"/>LISTEN</text:p>
      <text:p text:style-name="Preformatted_20_Text">tcp <text:s text:c="7"/>0 <text:s text:c="5"/>0 *:ssh <text:s text:c="22"/>*:* <text:s text:c="24"/>LISTEN</text:p>
      <text:p text:style-name="Preformatted_20_Text">udp <text:s text:c="7"/>0 <text:s text:c="5"/>0 *:35036 <text:s text:c="20"/>*:*</text:p>
      <text:p text:style-name="Preformatted_20_Text">udp <text:s text:c="7"/>0 <text:s text:c="5"/>0 *:npmp-local <text:s text:c="15"/>*:*</text:p>
      <text:p text:style-name="Preformatted_20_Text">Active UNIX domain sockets (only servers)</text:p>
      <text:p text:style-name="Preformatted_20_Text">Proto RefCnt Flags <text:s text:c="6"/>Type <text:s text:c="6"/>State <text:s text:c="8"/>I-Node Path</text:p>
      <text:p text:style-name="Preformatted_20_Text">unix <text:s/>2 <text:s text:c="5"/>[ ACC ] <text:s text:c="4"/>STREAM <text:s text:c="4"/>LISTENING <text:s text:c="4"/>16972 <text:s/>/tmp/orbit-root/linc-76b-0-6fa08790553d6</text:p>
      <text:p text:style-name="Preformatted_20_Text">unix <text:s/>2 <text:s text:c="5"/>[ ACC ] <text:s text:c="4"/>STREAM <text:s text:c="4"/>LISTENING <text:s text:c="4"/>17149 <text:s/>/tmp/orbit-root/linc-794-0-7058d584166d2</text:p>
      <text:p text:style-name="Preformatted_20_Text">unix <text:s/>2 <text:s text:c="5"/>[ ACC ] <text:s text:c="4"/>STREAM <text:s text:c="4"/>LISTENING <text:s text:c="4"/>17161 <text:s/>/tmp/orbit-root/linc-792-0-546fe905321cc</text:p>
      <text:p text:style-name="P2">unix <text:s/>2 <text:s text:c="5"/>[ ACC ] <text:s text:c="4"/>STREAM <text:s text:c="4"/>LISTENING <text:s text:c="4"/>15938 <text:s/>/tmp/orbit-root/linc-74b-0-415135cb6aeab</text:p>
      <text:h text:style-name="Heading_20_4" text:outline-level="4">5. Listing all TCP Listening Ports</text:h>
      <text:p text:style-name="Text_20_body">Listing all active listening TCP ports by using option <text:span text:style-name="Strong_20_Emphasis">netstat -lt</text:span>.</text:p>
      <text:p text:style-name="Preformatted_20_Text"><text:soft-page-break/><text:span text:style-name="Strong_20_Emphasis"># netstat -lt</text:span></text:p>
      <text:p text:style-name="Preformatted_20_Text">Active Internet connections (only servers)</text:p>
      <text:p text:style-name="Preformatted_20_Text">Proto Recv-Q Send-Q Local Address <text:s text:c="14"/>Foreign Address <text:s text:c="12"/>State</text:p>
      <text:p text:style-name="Preformatted_20_Text">tcp <text:s text:c="7"/>0 <text:s text:c="5"/>0 *:dctp <text:s text:c="21"/>*:* <text:s text:c="24"/>LISTEN</text:p>
      <text:p text:style-name="Preformatted_20_Text">tcp <text:s text:c="7"/>0 <text:s text:c="5"/>0 *:mysql <text:s text:c="20"/>*:* <text:s text:c="24"/>LISTEN</text:p>
      <text:p text:style-name="Preformatted_20_Text">tcp <text:s text:c="7"/>0 <text:s text:c="5"/>0 *:sunrpc <text:s text:c="19"/>*:* <text:s text:c="24"/>LISTEN</text:p>
      <text:p text:style-name="Preformatted_20_Text">tcp <text:s text:c="7"/>0 <text:s text:c="5"/>0 *:munin <text:s text:c="20"/>*:* <text:s text:c="24"/>LISTEN</text:p>
      <text:p text:style-name="Preformatted_20_Text">tcp <text:s text:c="7"/>0 <text:s text:c="5"/>0 *:ftp <text:s text:c="22"/>*:* <text:s text:c="24"/>LISTEN</text:p>
      <text:p text:style-name="Preformatted_20_Text">tcp <text:s text:c="7"/>0 <text:s text:c="5"/>0 localhost.localdomain:ipp <text:s text:c="2"/>*:* <text:s text:c="24"/>LISTEN</text:p>
      <text:p text:style-name="Preformatted_20_Text">tcp <text:s text:c="7"/>0 <text:s text:c="5"/>0 localhost.localdomain:smtp <text:s/>*:* <text:s text:c="24"/>LISTEN</text:p>
      <text:p text:style-name="Preformatted_20_Text">tcp <text:s text:c="7"/>0 <text:s text:c="5"/>0 *:http <text:s text:c="21"/>*:* <text:s text:c="24"/>LISTEN</text:p>
      <text:p text:style-name="Preformatted_20_Text">tcp <text:s text:c="7"/>0 <text:s text:c="5"/>0 *:ssh <text:s text:c="22"/>*:* <text:s text:c="24"/>LISTEN</text:p>
      <text:p text:style-name="P2">tcp <text:s text:c="7"/>0 <text:s text:c="5"/>0 *:https <text:s text:c="20"/>*:* <text:s text:c="24"/>LISTEN</text:p>
      <text:h text:style-name="Heading_20_4" text:outline-level="4">6. Listing all UDP Listening Ports</text:h>
      <text:p text:style-name="Text_20_body">Listing all active listening UDP ports by using option <text:span text:style-name="Strong_20_Emphasis">netstat -lu</text:span>.</text:p>
      <text:p text:style-name="Preformatted_20_Text"><text:span text:style-name="Strong_20_Emphasis"># netstat -lu</text:span></text:p>
      <text:p text:style-name="Preformatted_20_Text">Active Internet connections (only servers)</text:p>
      <text:p text:style-name="Preformatted_20_Text">Proto Recv-Q Send-Q Local Address <text:s text:c="14"/>Foreign Address <text:s text:c="12"/>State</text:p>
      <text:p text:style-name="Preformatted_20_Text">udp <text:s text:c="7"/>0 <text:s text:c="5"/>0 *:39578 <text:s text:c="20"/>*:*</text:p>
      <text:p text:style-name="Preformatted_20_Text">udp <text:s text:c="7"/>0 <text:s text:c="5"/>0 *:meregister <text:s text:c="15"/>*:*</text:p>
      <text:p text:style-name="Preformatted_20_Text">udp <text:s text:c="7"/>0 <text:s text:c="5"/>0 *:vpps-qua <text:s text:c="17"/>*:*</text:p>
      <text:p text:style-name="Preformatted_20_Text">udp <text:s text:c="7"/>0 <text:s text:c="5"/>0 *:openvpn <text:s text:c="18"/>*:*</text:p>
      <text:p text:style-name="Preformatted_20_Text">udp <text:s text:c="7"/>0 <text:s text:c="5"/>0 *:mdns <text:s text:c="21"/>*:*</text:p>
      <text:p text:style-name="Preformatted_20_Text">udp <text:s text:c="7"/>0 <text:s text:c="5"/>0 *:sunrpc <text:s text:c="19"/>*:*</text:p>
      <text:p text:style-name="Preformatted_20_Text">udp <text:s text:c="7"/>0 <text:s text:c="5"/>0 *:ipp <text:s text:c="22"/>*:*</text:p>
      <text:p text:style-name="Preformatted_20_Text">udp <text:s text:c="7"/>0 <text:s text:c="5"/>0 *:60222 <text:s text:c="20"/>*:*</text:p>
      <text:p text:style-name="P2">udp <text:s text:c="7"/>0 <text:s text:c="5"/>0 *:mdns <text:s text:c="21"/>*:*</text:p>
      <text:h text:style-name="Heading_20_4" text:outline-level="4">7. Listing all UNIX Listening Ports</text:h>
      <text:p text:style-name="Text_20_body">Listing all active UNIX listening ports using <text:span text:style-name="Strong_20_Emphasis">netstat -lx</text:span>.</text:p>
      <text:p text:style-name="Preformatted_20_Text"><text:span text:style-name="Strong_20_Emphasis"># netstat -lx</text:span></text:p>
      <text:p text:style-name="Preformatted_20_Text">Active UNIX domain sockets (only servers)</text:p>
      <text:p text:style-name="Preformatted_20_Text">Proto RefCnt Flags <text:s text:c="6"/>Type <text:s text:c="6"/>State <text:s text:c="8"/>I-Node Path</text:p>
      <text:p text:style-name="Preformatted_20_Text">unix <text:s/>2 <text:s text:c="5"/>[ ACC ] <text:s text:c="4"/>STREAM <text:s text:c="4"/>LISTENING <text:s text:c="4"/>4171 <text:s text:c="2"/>@ISCSIADM_ABSTRACT_NAMESPACE</text:p>
      <text:p text:style-name="Preformatted_20_Text">unix <text:s/>2 <text:s text:c="5"/>[ ACC ] <text:s text:c="4"/>STREAM <text:s text:c="4"/>LISTENING <text:s text:c="4"/>5767 <text:s text:c="2"/>/var/run/cups/cups.sock</text:p>
      <text:p text:style-name="Preformatted_20_Text">unix <text:s/>2 <text:s text:c="5"/>[ ACC ] <text:s text:c="4"/>STREAM <text:s text:c="4"/>LISTENING <text:s text:c="4"/>7082 <text:s text:c="2"/>@/tmp/fam-root-</text:p>
      <text:p text:style-name="Preformatted_20_Text">unix <text:s/>2 <text:s text:c="5"/>[ ACC ] <text:s text:c="4"/>STREAM <text:s text:c="4"/>LISTENING <text:s text:c="4"/>6157 <text:s text:c="2"/>/dev/gpmctl</text:p>
      <text:p text:style-name="Preformatted_20_Text">unix <text:s/>2 <text:s text:c="5"/>[ ACC ] <text:s text:c="4"/>STREAM <text:s text:c="4"/>LISTENING <text:s text:c="4"/>6215 <text:s text:c="2"/>@/var/run/hald/dbus-IcefTIUkHm</text:p>
      <text:p text:style-name="Preformatted_20_Text">unix <text:s/>2 <text:s text:c="5"/>[ ACC ] <text:s text:c="4"/>STREAM <text:s text:c="4"/>LISTENING <text:s text:c="4"/>6038 <text:s text:c="2"/>/tmp/.font-unix/fs7100</text:p>
      <text:p text:style-name="Preformatted_20_Text">unix <text:s/>2 <text:s text:c="5"/>[ ACC ] <text:s text:c="4"/>STREAM <text:s text:c="4"/>LISTENING <text:s text:c="4"/>6175 <text:s text:c="2"/>/var/run/avahi-daemon/socket</text:p>
      <text:p text:style-name="Preformatted_20_Text">unix <text:s/>2 <text:s text:c="5"/>[ ACC ] <text:s text:c="4"/>STREAM <text:s text:c="4"/>LISTENING <text:s text:c="4"/>4157 <text:s text:c="2"/>@ISCSID_UIP_ABSTRACT_NAMESPACE</text:p>
      <text:p text:style-name="Preformatted_20_Text"><text:soft-page-break/>unix <text:s/>2 <text:s text:c="5"/>[ ACC ] <text:s text:c="4"/>STREAM <text:s text:c="4"/>LISTENING <text:s text:c="4"/>60835836 /var/lib/mysql/mysql.sock</text:p>
      <text:p text:style-name="Preformatted_20_Text">unix <text:s/>2 <text:s text:c="5"/>[ ACC ] <text:s text:c="4"/>STREAM <text:s text:c="4"/>LISTENING <text:s text:c="4"/>4645 <text:s text:c="2"/>/var/run/audispd_events</text:p>
      <text:p text:style-name="Preformatted_20_Text">unix <text:s/>2 <text:s text:c="5"/>[ ACC ] <text:s text:c="4"/>STREAM <text:s text:c="4"/>LISTENING <text:s text:c="4"/>5136 <text:s text:c="2"/>/var/run/dbus/system_bus_socket</text:p>
      <text:p text:style-name="Preformatted_20_Text">unix <text:s/>2 <text:s text:c="5"/>[ ACC ] <text:s text:c="4"/>STREAM <text:s text:c="4"/>LISTENING <text:s text:c="4"/>6216 <text:s text:c="2"/>@/var/run/hald/dbus-wsUBI30V2I</text:p>
      <text:p text:style-name="Preformatted_20_Text">unix <text:s/>2 <text:s text:c="5"/>[ ACC ] <text:s text:c="4"/>STREAM <text:s text:c="4"/>LISTENING <text:s text:c="4"/>5517 <text:s text:c="2"/>/var/run/acpid.socket</text:p>
      <text:p text:style-name="P2">unix <text:s/>2 <text:s text:c="5"/>[ ACC ] <text:s text:c="4"/>STREAM <text:s text:c="4"/>LISTENING <text:s text:c="4"/>5531 <text:s text:c="2"/>/var/run/pcscd.comm</text:p>
      <text:h text:style-name="Heading_20_4" text:outline-level="4">8. Showing Statistics by Protocol</text:h>
      <text:p text:style-name="Text_20_body">Displays statistics by protocol. By default, statistics are shown for the TCP, UDP, ICMP, and IP protocols. The -s parameter can be used to specify a set of protocols.</text:p>
      <text:p text:style-name="Preformatted_20_Text"><text:span text:style-name="Strong_20_Emphasis"># netstat -s</text:span></text:p>
      <text:p text:style-name="Preformatted_20_Text">Ip:</text:p>
      <text:p text:style-name="Preformatted_20_Text">2461 total packets received</text:p>
      <text:p text:style-name="Preformatted_20_Text">0 forwarded</text:p>
      <text:p text:style-name="Preformatted_20_Text">0 incoming packets discarded</text:p>
      <text:p text:style-name="Preformatted_20_Text">2431 incoming packets delivered</text:p>
      <text:p text:style-name="Preformatted_20_Text">2049 requests sent out</text:p>
      <text:p text:style-name="Preformatted_20_Text">Icmp:</text:p>
      <text:p text:style-name="Preformatted_20_Text">0 ICMP messages received</text:p>
      <text:p text:style-name="Preformatted_20_Text">0 input ICMP message failed.</text:p>
      <text:p text:style-name="Preformatted_20_Text">ICMP input histogram:</text:p>
      <text:p text:style-name="Preformatted_20_Text">1 ICMP messages sent</text:p>
      <text:p text:style-name="Preformatted_20_Text">0 ICMP messages failed</text:p>
      <text:p text:style-name="Preformatted_20_Text">ICMP output histogram:</text:p>
      <text:p text:style-name="Preformatted_20_Text">destination unreachable: 1</text:p>
      <text:p text:style-name="Preformatted_20_Text">Tcp:</text:p>
      <text:p text:style-name="Preformatted_20_Text">159 active connections openings</text:p>
      <text:p text:style-name="Preformatted_20_Text">1 passive connection openings</text:p>
      <text:p text:style-name="Preformatted_20_Text">4 failed connection attempts</text:p>
      <text:p text:style-name="Preformatted_20_Text">0 connection resets received</text:p>
      <text:p text:style-name="Preformatted_20_Text">1 connections established</text:p>
      <text:p text:style-name="Preformatted_20_Text">2191 segments received</text:p>
      <text:p text:style-name="Preformatted_20_Text">1745 segments send out</text:p>
      <text:p text:style-name="Preformatted_20_Text">24 segments retransmited</text:p>
      <text:p text:style-name="Preformatted_20_Text">0 bad segments received.</text:p>
      <text:p text:style-name="Preformatted_20_Text">4 resets sent</text:p>
      <text:p text:style-name="Preformatted_20_Text">Udp:</text:p>
      <text:p text:style-name="Preformatted_20_Text">243 packets received</text:p>
      <text:p text:style-name="Preformatted_20_Text">1 packets to unknown port received.</text:p>
      <text:p text:style-name="Preformatted_20_Text">0 packet receive errors</text:p>
      <text:p text:style-name="P2">281 packets sent</text:p>
      <text:h text:style-name="Heading_20_4" text:outline-level="4">9. Showing Statistics by TCP Protocol</text:h>
      <text:p text:style-name="Text_20_body">Showing statistics of only TCP protocol by using option <text:span text:style-name="Strong_20_Emphasis">netstat -st</text:span>.</text:p>
      <text:p text:style-name="Preformatted_20_Text"><text:span text:style-name="Strong_20_Emphasis"># netstat -st</text:span></text:p>
      <text:p text:style-name="Preformatted_20_Text">Tcp:</text:p>
      <text:p text:style-name="Preformatted_20_Text">2805201 active connections openings</text:p>
      <text:p text:style-name="Preformatted_20_Text">1597466 passive connection openings</text:p>
      <text:p text:style-name="Preformatted_20_Text">1522484 failed connection attempts</text:p>
      <text:p text:style-name="Preformatted_20_Text">37806 connection resets received</text:p>
      <text:p text:style-name="Preformatted_20_Text">1 connections established</text:p>
      <text:p text:style-name="Preformatted_20_Text">57718706 segments received</text:p>
      <text:p text:style-name="Preformatted_20_Text">64280042 segments send out</text:p>
      <text:p text:style-name="Preformatted_20_Text">3135688 segments retransmited</text:p>
      <text:p text:style-name="Preformatted_20_Text">74 bad segments received.</text:p>
      <text:p text:style-name="P2"><text:soft-page-break/>17580 resets sent</text:p>
      <text:h text:style-name="Heading_20_4" text:outline-level="4">10. Showing Statistics by UDP Protocol</text:h>
      <text:p text:style-name="Preformatted_20_Text"><text:span text:style-name="Strong_20_Emphasis"># netstat -su</text:span></text:p>
      <text:p text:style-name="Preformatted_20_Text">Udp:</text:p>
      <text:p text:style-name="Preformatted_20_Text">1774823 packets received</text:p>
      <text:p text:style-name="Preformatted_20_Text">901848 packets to unknown port received.</text:p>
      <text:p text:style-name="Preformatted_20_Text">0 packet receive errors</text:p>
      <text:p text:style-name="P2">2968722 packets sent</text:p>
      <text:h text:style-name="Heading_20_4" text:outline-level="4">11. Displaying Service name with PID</text:h>
      <text:p text:style-name="Text_20_body">Displaying service name with their PID number, using option <text:span text:style-name="Strong_20_Emphasis">netstat -tp</text:span> will display “PID/Program Name”.</text:p>
      <text:p text:style-name="Preformatted_20_Text"><text:span text:style-name="Strong_20_Emphasis"># netstat -tp</text:span></text:p>
      <text:p text:style-name="Preformatted_20_Text">Active Internet connections (w/o servers)</text:p>
      <text:p text:style-name="Preformatted_20_Text">Proto Recv-Q Send-Q Local Address <text:s text:c="14"/>Foreign Address <text:s text:c="12"/>State <text:s text:c="6"/>PID/Program name</text:p>
      <text:p text:style-name="Preformatted_20_Text">tcp <text:s text:c="7"/>0 <text:s text:c="5"/>0 192.168.0.2:ssh <text:s text:c="12"/>192.168.0.1:egs <text:s text:c="12"/>ESTABLISHED 2179/sshd</text:p>
      <text:p text:style-name="P2">tcp <text:s text:c="7"/>1 <text:s text:c="5"/>0 192.168.0.2:59292 <text:s text:c="10"/>www.gov.com:http <text:s text:c="11"/>CLOSE_WAIT <text:s/>1939/clock-applet</text:p>
      <text:h text:style-name="Heading_20_4" text:outline-level="4">12. Displaying Promiscuous Mode</text:h>
      <text:p text:style-name="Text_20_body">Displaying Promiscuous mode with -ac switch, netstat print the selected information or refresh screen every five second. Default screen refresh in every second.</text:p>
      <text:p text:style-name="Preformatted_20_Text"><text:span text:style-name="Strong_20_Emphasis"># netstat -ac 5 | grep tcp</text:span></text:p>
      <text:p text:style-name="Preformatted_20_Text">tcp <text:s text:c="7"/>0 <text:s text:c="5"/>0 *:sunrpc <text:s text:c="19"/>*:* <text:s text:c="24"/>LISTEN</text:p>
      <text:p text:style-name="Preformatted_20_Text">tcp <text:s text:c="7"/>0 <text:s text:c="5"/>0 *:58642 <text:s text:c="20"/>*:* <text:s text:c="24"/>LISTEN</text:p>
      <text:p text:style-name="Preformatted_20_Text">tcp <text:s text:c="7"/>0 <text:s text:c="5"/>0 *:ssh <text:s text:c="22"/>*:* <text:s text:c="24"/>LISTEN</text:p>
      <text:p text:style-name="Preformatted_20_Text">tcp <text:s text:c="7"/>0 <text:s text:c="5"/>0 localhost:ipp <text:s text:c="14"/>*:* <text:s text:c="24"/>LISTEN</text:p>
      <text:p text:style-name="Preformatted_20_Text">tcp <text:s text:c="7"/>0 <text:s text:c="5"/>0 localhost:smtp <text:s text:c="13"/>*:* <text:s text:c="24"/>LISTEN</text:p>
      <text:p text:style-name="Preformatted_20_Text">tcp <text:s text:c="7"/>1 <text:s text:c="5"/>0 192.168.0.2:59447 <text:s text:c="10"/>www.gov.com:http <text:s text:c="11"/>CLOSE_WAIT</text:p>
      <text:p text:style-name="Preformatted_20_Text">tcp <text:s text:c="7"/>0 <text:s text:c="4"/>52 192.168.0.2:ssh <text:s text:c="12"/>192.168.0.1:egs <text:s text:c="12"/>ESTABLISHED</text:p>
      <text:p text:style-name="Preformatted_20_Text">tcp <text:s text:c="7"/>0 <text:s text:c="5"/>0 *:sunrpc <text:s text:c="19"/>*:* <text:s text:c="24"/>LISTEN</text:p>
      <text:p text:style-name="Preformatted_20_Text">tcp <text:s text:c="7"/>0 <text:s text:c="5"/>0 *:ssh <text:s text:c="22"/>*:* <text:s text:c="24"/>LISTEN</text:p>
      <text:p text:style-name="Preformatted_20_Text">tcp <text:s text:c="7"/>0 <text:s text:c="5"/>0 localhost:ipp <text:s text:c="14"/>*:* <text:s text:c="24"/>LISTEN</text:p>
      <text:p text:style-name="Preformatted_20_Text">tcp <text:s text:c="7"/>0 <text:s text:c="5"/>0 localhost:smtp <text:s text:c="13"/>*:* <text:s text:c="24"/>LISTEN</text:p>
      <text:p text:style-name="P2">tcp <text:s text:c="7"/>0 <text:s text:c="5"/>0 *:59482 <text:s text:c="20"/>*:* <text:s text:c="24"/>LISTEN</text:p>
      <text:h text:style-name="Heading_20_4" text:outline-level="4">13. Displaying Kernel IP routing</text:h>
      <text:p text:style-name="Text_20_body">Display Kernel IP routing table with netstat and route command.</text:p>
      <text:p text:style-name="Preformatted_20_Text"><text:soft-page-break/><text:span text:style-name="Strong_20_Emphasis"># netstat -r</text:span></text:p>
      <text:p text:style-name="Preformatted_20_Text">Kernel IP routing table</text:p>
      <text:p text:style-name="Preformatted_20_Text">Destination <text:s text:c="4"/>Gateway <text:s text:c="8"/>Genmask <text:s text:c="8"/>Flags <text:s text:c="2"/>MSS Window <text:s/>irtt Iface</text:p>
      <text:p text:style-name="Preformatted_20_Text">192.168.0.0 <text:s text:c="4"/>* <text:s text:c="14"/>255.255.255.0 <text:s text:c="2"/>U <text:s text:c="8"/>0 0 <text:s text:c="9"/>0 eth0</text:p>
      <text:p text:style-name="Preformatted_20_Text">link-local <text:s text:c="5"/>* <text:s text:c="14"/>255.255.0.0 <text:s text:c="4"/>U <text:s text:c="8"/>0 0 <text:s text:c="9"/>0 eth0</text:p>
      <text:p text:style-name="P2">default <text:s text:c="8"/>192.168.0.1 <text:s text:c="4"/>0.0.0.0 <text:s text:c="8"/>UG <text:s text:c="7"/>0 0 <text:s text:c="9"/>0 eth0</text:p>
      <text:h text:style-name="Heading_20_4" text:outline-level="4">14. Showing Network Interface Transactions</text:h>
      <text:p text:style-name="Text_20_body">Showing network interface packet transactions including both transferring and receiving packets with MTU size.</text:p>
      <text:p text:style-name="Preformatted_20_Text"><text:span text:style-name="Strong_20_Emphasis"># netstat -i</text:span></text:p>
      <text:p text:style-name="Preformatted_20_Text">Kernel Interface table</text:p>
      <text:p text:style-name="Preformatted_20_Text">Iface <text:s text:c="6"/>MTU Met <text:s text:c="3"/>RX-OK RX-ERR RX-DRP RX-OVR <text:s text:c="3"/>TX-OK TX-ERR TX-DRP TX-OVR Flg</text:p>
      <text:p text:style-name="Preformatted_20_Text">eth0 <text:s text:c="6"/>1500 <text:s text:c="2"/>0 <text:s text:c="4"/>4459 <text:s text:c="5"/>0 <text:s text:c="5"/>0 <text:s text:c="5"/>0 <text:s text:c="4"/>4057 <text:s text:c="5"/>0 <text:s text:c="5"/>0 <text:s text:c="5"/>0 BMRU</text:p>
      <text:p text:style-name="P2">lo <text:s text:c="7"/>16436 <text:s text:c="2"/>0 <text:s text:c="7"/>8 <text:s text:c="5"/>0 <text:s text:c="5"/>0 <text:s text:c="5"/>0 <text:s text:c="7"/>8 <text:s text:c="5"/>0 <text:s text:c="5"/>0 <text:s text:c="5"/>0 LRU</text:p>
      <text:h text:style-name="Heading_20_4" text:outline-level="4">15. Showing Kernel Interface Table</text:h>
      <text:p text:style-name="Text_20_body">Showing Kernel interface table, similar to <text:span text:style-name="Strong_20_Emphasis">ifconfig</text:span> command.</text:p>
      <text:p text:style-name="Preformatted_20_Text"><text:span text:style-name="Strong_20_Emphasis"># netstat -ie</text:span></text:p>
      <text:p text:style-name="Preformatted_20_Text">Kernel Interface table</text:p>
      <text:p text:style-name="Preformatted_20_Text">eth0 <text:s text:c="5"/>Link encap:Ethernet <text:s/>HWaddr 00:0C:29:B4:DA:21</text:p>
      <text:p text:style-name="Preformatted_20_Text">inet addr:192.168.0.2 <text:s/>Bcast:192.168.0.255 <text:s/>Mask:255.255.255.0</text:p>
      <text:p text:style-name="Preformatted_20_Text">inet6 addr: fe80::20c:29ff:feb4:da21/64 Scope:Link</text:p>
      <text:p text:style-name="Preformatted_20_Text">UP BROADCAST RUNNING MULTICAST <text:s/>MTU:1500 <text:s/>Metric:1</text:p>
      <text:p text:style-name="Preformatted_20_Text">RX packets:4486 errors:0 dropped:0 overruns:0 frame:0</text:p>
      <text:p text:style-name="Preformatted_20_Text">TX packets:4077 errors:0 dropped:0 overruns:0 carrier:0</text:p>
      <text:p text:style-name="Preformatted_20_Text">collisions:0 txqueuelen:1000</text:p>
      <text:p text:style-name="Preformatted_20_Text">RX bytes:2720253 (2.5 MiB) <text:s/>TX bytes:1161745 (1.1 MiB)</text:p>
      <text:p text:style-name="Preformatted_20_Text">Interrupt:18 Base address:0x2000</text:p>
      <text:p text:style-name="Preformatted_20_Text">lo <text:s text:c="7"/>Link encap:Local Loopback</text:p>
      <text:p text:style-name="Preformatted_20_Text">inet addr:127.0.0.1 <text:s/>Mask:255.0.0.0</text:p>
      <text:p text:style-name="Preformatted_20_Text">inet6 addr: ::1/128 Scope:Host</text:p>
      <text:p text:style-name="Preformatted_20_Text">UP LOOPBACK RUNNING <text:s/>MTU:16436 <text:s/>Metric:1</text:p>
      <text:p text:style-name="Preformatted_20_Text">RX packets:8 errors:0 dropped:0 overruns:0 frame:0</text:p>
      <text:p text:style-name="Preformatted_20_Text">TX packets:8 errors:0 dropped:0 overruns:0 carrier:0</text:p>
      <text:p text:style-name="Preformatted_20_Text">collisions:0 txqueuelen:0</text:p>
      <text:p text:style-name="P2">RX bytes:480 (480.0 b) <text:s/>TX bytes:480 (480.0 b)</text:p>
      <text:h text:style-name="Heading_20_4" text:outline-level="4">16. Displaying IPv4 and IPv6 Information</text:h>
      <text:p text:style-name="Text_20_body">Displays multicast group membership information for both IPv4 and IPv6.</text:p>
      <text:p text:style-name="Preformatted_20_Text"><text:span text:style-name="Strong_20_Emphasis"># netstat -g</text:span></text:p>
      <text:p text:style-name="Preformatted_20_Text">IPv6/IPv4 Group Memberships</text:p>
      <text:p text:style-name="Preformatted_20_Text">Interface <text:s text:c="6"/>RefCnt Group</text:p>
      <text:p text:style-name="Preformatted_20_Text">--------------- ------ ---------------------</text:p>
      <text:p text:style-name="Preformatted_20_Text">lo <text:s text:c="13"/>1 <text:s text:c="5"/>all-systems.mcast.net</text:p>
      <text:p text:style-name="Preformatted_20_Text">eth0 <text:s text:c="11"/>1 <text:s text:c="5"/>224.0.0.251</text:p>
      <text:p text:style-name="Preformatted_20_Text">eth0 <text:s text:c="11"/>1 <text:s text:c="5"/>all-systems.mcast.net</text:p>
      <text:p text:style-name="Preformatted_20_Text">lo <text:s text:c="13"/>1 <text:s text:c="5"/>ff02::1</text:p>
      <text:p text:style-name="Preformatted_20_Text">eth0 <text:s text:c="11"/>1 <text:s text:c="5"/>ff02::202</text:p>
      <text:p text:style-name="Preformatted_20_Text">eth0 <text:s text:c="11"/>1 <text:s text:c="5"/>ff02::1:ffb4:da21</text:p>
      <text:p text:style-name="P2">eth0 <text:s text:c="11"/>1 <text:s text:c="5"/>ff02::1</text:p>
      <text:h text:style-name="Heading_20_4" text:outline-level="4"><text:soft-page-break/>17. Print Netstat Information Continuously</text:h>
      <text:p text:style-name="Text_20_body">To get netstat information every few second, then use the following command, it will print netstat information continuously, say every few seconds.</text:p>
      <text:p text:style-name="Preformatted_20_Text"><text:span text:style-name="Strong_20_Emphasis"># netstat -c</text:span></text:p>
      <text:p text:style-name="Preformatted_20_Text">Active Internet connections (w/o servers)</text:p>
      <text:p text:style-name="Preformatted_20_Text">Proto Recv-Q Send-Q Local Address <text:s text:c="14"/>Foreign Address <text:s text:c="12"/>State</text:p>
      <text:p text:style-name="Preformatted_20_Text">tcp <text:s text:c="7"/>0 <text:s text:c="5"/>0 tecmint.com:http <text:s text:c="2"/>sg2nlhg007.shr.prod.s:36944 TIME_WAIT</text:p>
      <text:p text:style-name="Preformatted_20_Text">tcp <text:s text:c="7"/>0 <text:s text:c="5"/>0 tecmint.com:http <text:s text:c="2"/>sg2nlhg010.shr.prod.s:42110 TIME_WAIT</text:p>
      <text:p text:style-name="Preformatted_20_Text">tcp <text:s text:c="7"/>0 <text:s text:c="3"/>132 tecmint.com:ssh <text:s text:c="3"/>115.113.134.3.static-:64662 ESTABLISHED</text:p>
      <text:p text:style-name="Preformatted_20_Text">tcp <text:s text:c="7"/>0 <text:s text:c="5"/>0 tecmint.com:http <text:s text:c="2"/>crawl-66-249-71-240.g:41166 TIME_WAIT</text:p>
      <text:p text:style-name="Preformatted_20_Text">tcp <text:s text:c="7"/>0 <text:s text:c="5"/>0 localhost.localdomain:54823 localhost.localdomain:smtp <text:s/>TIME_WAIT</text:p>
      <text:p text:style-name="Preformatted_20_Text">tcp <text:s text:c="7"/>0 <text:s text:c="5"/>0 localhost.localdomain:54822 localhost.localdomain:smtp <text:s/>TIME_WAIT</text:p>
      <text:p text:style-name="Preformatted_20_Text">tcp <text:s text:c="7"/>0 <text:s text:c="5"/>0 tecmint.com:http <text:s text:c="2"/>sg2nlhg010.shr.prod.s:42091 TIME_WAIT</text:p>
      <text:p text:style-name="P2">tcp <text:s text:c="7"/>0 <text:s text:c="5"/>0 tecmint.com:http <text:s text:c="2"/>sg2nlhg007.shr.prod.s:36998 TIME_WAIT</text:p>
      <text:h text:style-name="Heading_20_4" text:outline-level="4">18. Finding non supportive Address</text:h>
      <text:p text:style-name="Text_20_body">Finding un-configured address families with some useful information.</text:p>
      <text:p text:style-name="Preformatted_20_Text"><text:span text:style-name="Strong_20_Emphasis"># netstat --verbose</text:span></text:p>
      <text:p text:style-name="Preformatted_20_Text">netstat: no support for `AF IPX' on this system.</text:p>
      <text:p text:style-name="Preformatted_20_Text">netstat: no support for `AF AX25' on this system.</text:p>
      <text:p text:style-name="Preformatted_20_Text">netstat: no support for `AF X25' on this system.</text:p>
      <text:p text:style-name="P2">netstat: no support for `AF NETROM' on this system.</text:p>
      <text:h text:style-name="Heading_20_4" text:outline-level="4">19. Finding Listening Programs</text:h>
      <text:p text:style-name="Text_20_body">Find out how many listening programs running on a port.</text:p>
      <text:p text:style-name="Preformatted_20_Text"><text:span text:style-name="Strong_20_Emphasis"># netstat -ap | grep http</text:span></text:p>
      <text:p text:style-name="Preformatted_20_Text">tcp <text:s text:c="7"/>0 <text:s text:c="5"/>0 *:http <text:s text:c="21"/>*:* <text:s text:c="24"/>LISTEN <text:s text:c="5"/>9056/httpd</text:p>
      <text:p text:style-name="Preformatted_20_Text">tcp <text:s text:c="7"/>0 <text:s text:c="5"/>0 *:https <text:s text:c="20"/>*:* <text:s text:c="24"/>LISTEN <text:s text:c="5"/>9056/httpd</text:p>
      <text:p text:style-name="Preformatted_20_Text">tcp <text:s text:c="7"/>0 <text:s text:c="5"/>0 tecmint.com:http <text:s text:c="2"/>sg2nlhg008.shr.prod.s:35248 TIME_WAIT <text:s text:c="2"/>-</text:p>
      <text:p text:style-name="Preformatted_20_Text">tcp <text:s text:c="7"/>0 <text:s text:c="5"/>0 tecmint.com:http <text:s text:c="2"/>sg2nlhg007.shr.prod.s:57783 TIME_WAIT <text:s text:c="2"/>-</text:p>
      <text:p text:style-name="Preformatted_20_Text">tcp <text:s text:c="7"/>0 <text:s text:c="5"/>0 tecmint.com:http <text:s text:c="2"/>sg2nlhg007.shr.prod.s:57769 TIME_WAIT <text:s text:c="2"/>-</text:p>
      <text:p text:style-name="Preformatted_20_Text">tcp <text:s text:c="7"/>0 <text:s text:c="5"/>0 tecmint.com:http <text:s text:c="2"/>sg2nlhg008.shr.prod.s:35270 TIME_WAIT <text:s text:c="2"/>-</text:p>
      <text:p text:style-name="Preformatted_20_Text">tcp <text:s text:c="7"/>0 <text:s text:c="5"/>0 tecmint.com:http <text:s text:c="2"/>sg2nlhg009.shr.prod.s:41637 TIME_WAIT <text:s text:c="2"/>-</text:p>
      <text:p text:style-name="Preformatted_20_Text">tcp <text:s text:c="7"/>0 <text:s text:c="5"/>0 tecmint.com:http <text:s text:c="2"/>sg2nlhg009.shr.prod.s:41614 TIME_WAIT <text:s text:c="2"/>-</text:p>
      <text:p text:style-name="P2">unix <text:s/>2 <text:s text:c="5"/>[ ] <text:s text:c="8"/>STREAM <text:s text:c="4"/>CONNECTED <text:s text:c="4"/>88586726 10394/httpd</text:p>
      <text:h text:style-name="Heading_20_4" text:outline-level="4">20. Displaying RAW Network Statistics</text:h>
      <text:p text:style-name="Preformatted_20_Text"><text:span text:style-name="Strong_20_Emphasis"># netstat --statistics --raw</text:span></text:p>
      <text:p text:style-name="Preformatted_20_Text">Ip:</text:p>
      <text:p text:style-name="Preformatted_20_Text">62175683 total packets received</text:p>
      <text:p text:style-name="Preformatted_20_Text">52970 with invalid addresses</text:p>
      <text:p text:style-name="Preformatted_20_Text">0 forwarded</text:p>
      <text:p text:style-name="Preformatted_20_Text">Icmp:</text:p>
      <text:p text:style-name="Preformatted_20_Text">875519 ICMP messages received</text:p>
      <text:p text:style-name="Preformatted_20_Text">destination unreachable: 901671</text:p>
      <text:p text:style-name="Preformatted_20_Text">echo request: 8</text:p>
      <text:p text:style-name="Preformatted_20_Text">echo replies: 16253</text:p>
      <text:p text:style-name="Preformatted_20_Text">IcmpMsg:</text:p>
      <text:p text:style-name="Preformatted_20_Text">InType0: 83</text:p>
      <text:p text:style-name="Preformatted_20_Text">IpExt:</text:p>
      <text:p text:style-name="P2"><text:soft-page-break/>InMcastPkts: 117</text:p>
      <text:p text:style-name="Text_20_body">That’s it, If you are looking for more information and options about netstat command, refer netstat manual docs or use <text:span text:style-name="Strong_20_Emphasis">man netstat</text:span> command to know all the information. If we’ve missed anything in the list, please inform us using our comment section below. So, we could keep updating this list based on your commen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6T14:45:23.672019658</meta:creation-date>
    <dc:date>2017-08-21T14:14:06.785414972</dc:date>
    <meta:editing-duration>PT8M4S</meta:editing-duration>
    <meta:editing-cycles>6</meta:editing-cycles>
    <meta:generator>LibreOffice/5.1.6.2$Linux_X86_64 LibreOffice_project/10m0$Build-2</meta:generator>
    <meta:document-statistic meta:table-count="14" meta:image-count="22" meta:object-count="0" meta:page-count="24" meta:paragraph-count="679" meta:word-count="6169" meta:character-count="48069" meta:non-whitespace-character-count="33364"/>
  </office:meta>
</office:document-meta>
</file>